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Wingdings 2" svg:font-family="'Wingdings 2'" style:font-charset="x-symbol"/>
    <style:font-face style:name="Symbol" svg:font-family="Symbol" style:font-family-generic="roman" style:font-pitch="variable" style:font-charset="x-symbol"/>
    <style:font-face style:name="OpenSymbol" svg:font-family="OpenSymbol"/>
    <style:font-face style:name="StarSymbol1" svg:font-family="StarSymbol, 'Arial Unicode MS'"/>
    <style:font-face style:name="Tahoma1" svg:font-family="Tahoma"/>
    <style:font-face style:name="Bitstream Vera Sans Mono" svg:font-family="'Bitstream Vera Sans Mono'" style:font-family-generic="modern"/>
    <style:font-face style:name="Bitstream Vera Sans Mono1" svg:font-family="'Bitstream Vera Sans Mono', Arial" style:font-family-generic="modern"/>
    <style:font-face style:name="Mincho1" svg:font-family="Mincho, msmincho" style:font-family-generic="roman"/>
    <style:font-face style:name="Andale Sans UI1" svg:font-family="'Andale Sans UI', 'Arial Unicode MS'" style:font-pitch="variable"/>
    <style:font-face style:name="Bitstream Vera Sans2" svg:font-family="'Bitstream Vera Sans', 'Times New Roman'" style:font-pitch="variable"/>
    <style:font-face style:name="Lucidasans" svg:font-family="Lucidasans" style:font-pitch="variable"/>
    <style:font-face style:name="Mincho" svg:font-family="Mincho, msmincho" style:font-pitch="variable"/>
    <style:font-face style:name="Tahoma2"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3cm" table:align="left" style:writing-mode="lr-tb"/>
    </style:style>
    <style:style style:name="Tableau1.A" style:family="table-column">
      <style:table-column-properties style:column-width="2.626cm"/>
    </style:style>
    <style:style style:name="Tableau1.B" style:family="table-column">
      <style:table-column-properties style:column-width="3.302cm"/>
    </style:style>
    <style:style style:name="Tableau1.C" style:family="table-column">
      <style:table-column-properties style:column-width="4.064cm"/>
    </style:style>
    <style:style style:name="Tableau1.D" style:family="table-column">
      <style:table-column-properties style:column-width="7.038cm"/>
    </style:style>
    <style:style style:name="Tableau1.1" style:family="table-row">
      <style:table-row-properties style:keep-together="true" fo:keep-together="auto"/>
    </style:style>
    <style:style style:name="Tableau1.A1" style:family="table-cell">
      <style:table-cell-properties style:vertical-align="top" fo:padding="0.097cm" fo:border-left="0.002cm solid #000000" fo:border-right="none" fo:border-top="0.002cm solid #000000" fo:border-bottom="0.002cm solid #000000"/>
    </style:style>
    <style:style style:name="Tableau1.D1" style:family="table-cell">
      <style:table-cell-properties style:vertical-align="top" fo:padding="0.097cm" fo:border="0.002cm solid #000000"/>
    </style:style>
    <style:style style:name="Tableau1.A2" style:family="table-cell">
      <style:table-cell-properties style:vertical-align="top" fo:padding="0.097cm" fo:border-left="0.002cm solid #000000" fo:border-right="none" fo:border-top="none" fo:border-bottom="0.002cm solid #000000"/>
    </style:style>
    <style:style style:name="Tableau1.B2" style:family="table-cell" style:data-style-name="N37">
      <style:table-cell-properties style:vertical-align="top" fo:padding="0.097cm" fo:border-left="0.002cm solid #000000" fo:border-right="none" fo:border-top="none" fo:border-bottom="0.002cm solid #000000"/>
    </style:style>
    <style:style style:name="Tableau1.D2" style:family="table-cell">
      <style:table-cell-properties style:vertical-align="top" fo:padding="0.097cm" fo:border-left="0.002cm solid #000000" fo:border-right="0.002cm solid #000000" fo:border-top="none" fo:border-bottom="0.002cm solid #000000"/>
    </style:style>
    <style:style style:name="P1" style:family="paragraph" style:parent-style-name="Table_20_Contents">
      <style:paragraph-properties style:snap-to-layout-grid="false"/>
      <style:text-properties style:use-window-font-color="true" fo:font-size="12pt" fo:language="fr" fo:country="FR" style:font-name-asian="Andale Sans UI1" style:font-size-asian="12pt" style:language-asian="fr" style:country-asian="FR" style:font-name-complex="Lucidasans" style:font-size-complex="12pt" style:language-complex="fr" style:country-complex="FR"/>
    </style:style>
    <style:style style:name="P2" style:family="paragraph" style:parent-style-name="Table_20_Contents">
      <style:paragraph-properties fo:text-align="center" style:justify-single-word="false" style:snap-to-layout-grid="false"/>
      <style:text-properties style:use-window-font-color="true" fo:font-size="12pt" fo:language="fr" fo:country="FR" style:font-name-asian="Andale Sans UI1" style:font-size-asian="12pt" style:language-asian="fr" style:country-asian="FR" style:font-name-complex="Lucidasans" style:font-size-complex="12pt" style:language-complex="fr" style:country-complex="FR"/>
    </style:style>
    <style:style style:name="P3" style:family="paragraph" style:parent-style-name="Table_20_Contents">
      <style:paragraph-properties fo:text-align="center" style:justify-single-word="false" style:snap-to-layout-gri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P4" style:family="paragraph" style:parent-style-name="Table_20_Contents">
      <style:paragraph-properties fo:text-align="end" style:justify-single-wor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P5" style:family="paragraph" style:parent-style-name="Table_20_Contents">
      <style:paragraph-properties fo:text-align="end" style:justify-single-word="false" style:snap-to-layout-gri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P6" style:family="paragraph" style:parent-style-name="Table_20_Contents">
      <style:text-properties fo:font-size="10pt" style:font-size-asian="10pt" style:font-size-complex="10pt"/>
    </style:style>
    <style:style style:name="P7" style:family="paragraph" style:parent-style-name="Titre1">
      <style:paragraph-properties fo:text-align="center" style:justify-single-word="false"/>
      <style:text-properties style:use-window-font-color="true" fo:font-size="14pt" fo:language="fr" fo:country="FR" style:font-name-asian="Mincho1" style:font-size-asian="14pt" style:language-asian="fr" style:country-asian="FR" style:font-name-complex="Lucidasans" style:font-size-complex="14pt" style:language-complex="fr" style:country-complex="FR"/>
    </style:style>
    <style:style style:name="P8" style:family="paragraph" style:parent-style-name="Text_20_body">
      <style:paragraph-properties fo:text-align="center" style:justify-single-word="false"/>
      <style:text-properties style:use-window-font-color="true" fo:font-size="14pt" fo:language="fr" fo:country="FR" style:font-name-asian="Mincho1" style:font-size-asian="14pt" style:language-asian="fr" style:country-asian="FR" style:font-name-complex="Lucidasans" style:font-size-complex="14pt" style:language-complex="fr" style:country-complex="FR"/>
    </style:style>
    <style:style style:name="P9" style:family="paragraph" style:parent-style-name="Text_20_body">
      <style:paragraph-properties fo:text-align="center" style:justify-single-word="false"/>
      <style:text-properties style:use-window-font-color="true" fo:font-size="12pt" fo:language="fr" fo:country="FR" style:font-name-asian="Andale Sans UI1" style:font-size-asian="12pt" style:language-asian="fr" style:country-asian="FR" style:font-name-complex="Lucidasans" style:font-size-complex="12pt" style:language-complex="fr" style:country-complex="FR"/>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style:text-underline-style="solid" style:text-underline-width="auto" style:text-underline-color="font-color"/>
    </style:style>
    <style:style style:name="P13" style:family="paragraph" style:parent-style-name="Heading">
      <style:paragraph-properties fo:text-align="center" style:justify-single-word="false"/>
    </style:style>
    <style:style style:name="P14" style:family="paragraph" style:parent-style-name="Heading">
      <style:paragraph-properties fo:text-align="center" style:justify-single-word="false"/>
      <style:text-properties style:use-window-font-color="true" fo:font-size="20pt" fo:language="fr" fo:country="FR" style:font-name-asian="Andale Sans UI1" style:font-size-asian="20pt" style:language-asian="fr" style:country-asian="FR" style:font-name-complex="Lucidasans" style:font-size-complex="20pt" style:language-complex="fr" style:country-complex="FR"/>
    </style:style>
    <style:style style:name="P15" style:family="paragraph" style:parent-style-name="Titre1">
      <style:paragraph-properties fo:text-align="center" style:justify-single-word="false" fo:break-before="page"/>
      <style:text-properties style:use-window-font-color="true" fo:font-size="14pt" fo:language="fr" fo:country="FR" style:font-name-asian="Mincho1" style:font-size-asian="14pt" style:language-asian="fr" style:country-asian="FR" style:font-name-complex="Lucidasans" style:font-size-complex="14pt" style:language-complex="fr" style:country-complex="FR"/>
    </style:style>
    <style:style style:name="P16" style:family="paragraph" style:parent-style-name="Text_20_body">
      <style:paragraph-properties fo:break-before="page"/>
    </style:style>
    <style:style style:name="P17" style:family="paragraph" style:parent-style-name="Table_20_Heading">
      <style:paragraph-properties style:snap-to-layout-grid="false"/>
      <style:text-properties style:use-window-font-color="true" fo:font-size="12pt" fo:language="fr" fo:country="FR" fo:font-style="italic" fo:font-weight="bold" style:font-name-asian="Andale Sans UI1" style:font-size-asian="12pt" style:language-asian="fr" style:country-asian="FR" style:font-style-asian="italic" style:font-weight-asian="bold" style:font-name-complex="Lucidasans" style:font-size-complex="12pt" style:language-complex="fr" style:country-complex="FR" style:font-style-complex="italic" style:font-weight-complex="bold"/>
    </style:style>
    <style:style style:name="P18" style:family="paragraph" style:parent-style-name="Contents_20_Heading">
      <style:paragraph-properties fo:margin-top="0.423cm" fo:margin-bottom="0.212cm" text:number-lines="false" text:line-number="0"/>
      <style:text-properties style:use-window-font-color="true" fo:font-size="16pt" fo:language="fr" fo:country="FR" fo:font-weight="bold" style:font-name-asian="Mincho1" style:font-size-asian="16pt" style:language-asian="fr" style:country-asian="FR" style:font-weight-asian="bold" style:font-name-complex="Lucidasans" style:font-size-complex="16pt" style:language-complex="fr" style:country-complex="FR" style:font-weight-complex="bold"/>
    </style:style>
    <style:style style:name="P19" style:family="paragraph" style:parent-style-name="Contents_20_Heading">
      <style:paragraph-properties fo:margin-top="0.423cm" fo:margin-bottom="0.212cm" fo:break-before="page" text:number-lines="false" text:line-number="0"/>
      <style:text-properties style:use-window-font-color="true" fo:font-size="16pt" fo:language="fr" fo:country="FR" fo:font-weight="bold" style:font-name-asian="Mincho1" style:font-size-asian="16pt" style:language-asian="fr" style:country-asian="FR" style:font-weight-asian="bold" style:font-name-complex="Lucidasans" style:font-size-complex="16pt" style:language-complex="fr" style:country-complex="FR" style:font-weight-complex="bold"/>
    </style:style>
    <style:style style:name="P20" style:family="paragraph" style:parent-style-name="Preformatted_20_Text">
      <style:text-properties fo:color="#800000"/>
    </style:style>
    <style:style style:name="P21" style:family="paragraph" style:parent-style-name="Preformatted_20_Text">
      <style:text-properties fo:color="#800000" fo:font-weight="bold" style:font-weight-asian="bold" style:font-weight-complex="bold"/>
    </style:style>
    <style:style style:name="P22" style:family="paragraph" style:parent-style-name="Preformatted_20_Text">
      <style:text-properties fo:color="#800080"/>
    </style:style>
    <style:style style:name="P23" style:family="paragraph" style:parent-style-name="Preformatted_20_Text">
      <style:text-properties fo:color="#808080"/>
    </style:style>
    <style:style style:name="P24" style:family="paragraph" style:parent-style-name="Preformatted_20_Text">
      <style:paragraph-properties fo:text-align="justify" style:justify-single-word="false"/>
    </style:style>
    <style:style style:name="P25" style:family="paragraph" style:parent-style-name="Text_20_body">
      <style:paragraph-properties fo:text-align="justify" style:justify-single-word="false"/>
    </style:style>
    <style:style style:name="P26" style:family="paragraph" style:parent-style-name="Text_20_body" style:list-style-name="L1">
      <style:paragraph-properties fo:text-align="justify" style:justify-single-word="false"/>
    </style:style>
    <style:style style:name="P27" style:family="paragraph" style:parent-style-name="Text_20_body" style:list-style-name="L2">
      <style:paragraph-properties fo:text-align="justify" style:justify-single-word="false"/>
    </style:style>
    <style:style style:name="P28" style:family="paragraph" style:parent-style-name="Text_20_body" style:list-style-name="L4">
      <style:paragraph-properties fo:text-align="justify" style:justify-single-word="false"/>
    </style:style>
    <style:style style:name="P29" style:family="paragraph" style:parent-style-name="Text_20_body" style:list-style-name="L7">
      <style:paragraph-properties fo:text-align="justify" style:justify-single-word="false"/>
    </style:style>
    <style:style style:name="P30" style:family="paragraph" style:parent-style-name="Text_20_body">
      <style:text-properties fo:color="#000000"/>
    </style:style>
    <style:style style:name="P31" style:family="paragraph" style:parent-style-name="Text_20_body" style:list-style-name="L3"/>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8"/>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9">
      <style:paragraph-properties fo:margin-top="0cm" fo:margin-bottom="0cm"/>
    </style:style>
    <style:style style:name="P39" style:family="paragraph" style:parent-style-name="Text_20_body" style:list-style-name="L12">
      <style:paragraph-properties fo:margin-top="0cm" fo:margin-bottom="0cm"/>
    </style:style>
    <style:style style:name="P40" style:family="paragraph" style:parent-style-name="Heading_20_1">
      <style:paragraph-properties fo:text-align="justify" style:justify-single-word="false"/>
    </style:style>
    <style:style style:name="P41" style:family="paragraph" style:parent-style-name="Heading_20_2">
      <style:paragraph-properties fo:text-align="justify" style:justify-single-word="false"/>
    </style:style>
    <style:style style:name="P42" style:family="paragraph" style:parent-style-name="Heading_20_3">
      <style:paragraph-properties fo:text-align="justify" style:justify-single-word="false"/>
    </style:style>
    <style:style style:name="P43" style:family="paragraph" style:parent-style-name="Titre1" style:master-page-name="Standard">
      <style:paragraph-properties fo:margin-top="0.423cm" fo:margin-bottom="0.212cm" fo:text-align="center" style:justify-single-word="false" style:page-number="auto"/>
      <style:text-properties style:use-window-font-color="true" fo:font-size="14pt" fo:language="fr" fo:country="FR" style:font-name-asian="Mincho1" style:font-size-asian="14pt" style:language-asian="fr" style:country-asian="FR" style:font-name-complex="Lucidasans" style:font-size-complex="14pt" style:language-complex="fr" style:country-complex="FR"/>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ent-style-name="Preformatted_20_Text">
      <style:text-properties fo:color="#000000"/>
    </style:style>
    <style:style style:name="P48" style:family="paragraph" style:parent-style-name="Preformatted_20_Text">
      <style:text-properties fo:color="#800000"/>
    </style:style>
    <style:style style:name="P49" style:family="paragraph" style:parent-style-name="Preformatted_20_Text">
      <style:paragraph-properties fo:text-align="justify" style:justify-single-word="false"/>
    </style:style>
    <style:style style:name="P50" style:family="paragraph" style:parent-style-name="Preformatted_20_Text">
      <style:text-properties fo:color="#a020f0"/>
    </style:style>
    <style:style style:name="P51" style:family="paragraph" style:parent-style-name="Preformatted_20_Text">
      <style:paragraph-properties fo:margin-top="0cm" fo:margin-bottom="0.499cm"/>
    </style:style>
    <style:style style:name="P52" style:family="paragraph">
      <style:text-properties fo:font-size="10pt" style:font-size-asian="10pt" style:font-size-complex="10pt"/>
    </style:style>
    <style:style style:name="P53" style:family="paragraph">
      <style:paragraph-properties fo:text-align="center"/>
    </style:style>
    <style:style style:name="P54" style:family="paragraph">
      <style:paragraph-properties fo:text-align="center"/>
      <style:text-properties fo:font-size="10pt" style:font-size-asian="10pt" style:font-size-complex="10pt"/>
    </style:style>
    <style:style style:name="T1" style:family="text">
      <style:text-properties fo:color="#000000"/>
    </style:style>
    <style:style style:name="T2" style:family="text">
      <style:text-properties fo:color="#800000"/>
    </style:style>
    <style:style style:name="T3" style:family="text">
      <style:text-properties fo:color="#4169e1"/>
    </style:style>
    <style:style style:name="T4" style:family="text">
      <style:text-properties fo:color="#666666"/>
    </style:style>
    <style:style style:name="T5" style:family="text">
      <style:text-properties fo:color="#228b22"/>
    </style:style>
    <style:style style:name="T6" style:family="text">
      <style:text-properties fo:font-size="10pt" style:font-size-asian="10pt" style:font-size-complex="10pt"/>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fill-color="#7da647"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fill-color="#c0c0c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1.376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7.62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7"/>
      <text:p text:style-name="P8"/>
      <text:p text:style-name="P8"/>
      <text:p text:style-name="P8"/>
      <text:p text:style-name="P8"/>
      <text:p text:style-name="P8"/>
      <text:p text:style-name="P8"/>
      <text:p text:style-name="P13">liaison dynamique sous Linux</text:p>
      <text:p text:style-name="P10">Frédéric Ferrandis (<text:a xlink:type="simple" xlink:href="mailto:frederic.ferrandis@openwide.fr">frederic.ferrandis@openwide.fr</text:a>)</text:p>
      <text:p text:style-name="P8">Juin 2010</text:p>
      <text:p text:style-name="P9"/>
      <text:p text:style-name="P14"/>
      <text:p text:style-name="P9"/>
      <text:p text:style-name="P9"/>
      <text:p text:style-name="P15">MODIFICATIONS</text:p>
      <text:p text:style-name="P9"/>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17">VERSION</text:p>
            </table:table-cell>
            <table:table-cell table:style-name="Tableau1.A1" office:value-type="string">
              <text:p text:style-name="P17">DATE</text:p>
            </table:table-cell>
            <table:table-cell table:style-name="Tableau1.A1" office:value-type="string">
              <text:p text:style-name="P17">AUTEUR(S)</text:p>
            </table:table-cell>
            <table:table-cell table:style-name="Tableau1.D1" office:value-type="string">
              <text:p text:style-name="P17">DESCRIPTION</text:p>
            </table:table-cell>
          </table:table-row>
        </table:table-header-rows>
        <table:table-row table:style-name="Tableau1.1">
          <table:table-cell table:style-name="Tableau1.A2" office:value-type="string">
            <text:p text:style-name="P2">1.0</text:p>
          </table:table-cell>
          <table:table-cell table:style-name="Tableau1.B2" office:value-type="date" office:date-value="2010-07-05">
            <text:p text:style-name="P2">05/07/10</text:p>
          </table:table-cell>
          <table:table-cell table:style-name="Tableau1.A2" office:value-type="string">
            <text:p text:style-name="P2">F.Ferrandis</text:p>
          </table:table-cell>
          <table:table-cell table:style-name="Tableau1.D2" office:value-type="string">
            <text:p text:style-name="P2">Création</text:p>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
      <text:p text:style-name="P16"/>
      <text:section text:style-name="Sect1" text:name="Section1">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44">1.Présentation du document<text:tab/>4</text:p>
            <text:p text:style-name="P44">2.Présentation de ld-linux.so<text:tab/>4</text:p>
            <text:p text:style-name="P45">2.1.Fonctionnement simplifié de ld-linux.so<text:tab/>4</text:p>
            <text:p text:style-name="P45">2.2.Observer les librairies chargées à l'exécution<text:tab/>5</text:p>
            <text:p text:style-name="P45">2.3.Variables d'environnements.<text:tab/>8</text:p>
            <text:p text:style-name="P46">2.3.1La variable LD_PRELOAD<text:tab/>8</text:p>
            <text:p text:style-name="P46">2.3.2La variable LD_LIBRARY_PATH<text:tab/>10</text:p>
            <text:p text:style-name="P46">2.3.3La variable LD_BIND_NOW<text:tab/>10</text:p>
            <text:p text:style-name="P46">2.3.4La variable LD_DEBUG/LD_DEBUG_OUTPUT<text:tab/>10</text:p>
            <text:p text:style-name="P46">2.3.5La variable LD_PROFILE/LD_PROFILE_OUTPUT<text:tab/>12</text:p>
            <text:p text:style-name="P44">3.Présentation de la libdl<text:tab/>13</text:p>
            <text:p text:style-name="P45">3.1.Ouvrir un fichier DSO<text:tab/>14</text:p>
            <text:p text:style-name="P45">3.2.Récupérer un symbole d'un fichier DSO<text:tab/>16</text:p>
            <text:p text:style-name="P46">3.2.1Etude d'un cas particulier de la fonction dlsym<text:tab/>17</text:p>
            <text:p text:style-name="P45">3.3.Libérer les ressources.<text:tab/>20</text:p>
            <text:p text:style-name="P45">3.4.Récupération d'informations sur l'adresse d'une fonction<text:tab/>20</text:p>
          </text:index-body>
        </text:table-of-content>
        <text:p text:style-name="P18"/>
        <text:p text:style-name="P19"/>
      </text:section>
      <text:section text:style-name="Sect3" text:name="Section3">
        <text:h text:style-name="Heading_20_1" text:outline-level="1">Présentation du document</text:h>
        <text:p text:style-name="P11"/>
        <text:p text:style-name="P11">L'objectif de ce document est de présenter (succintement) les mécanismes permettant de charger les librairies nécessaires, à l'exécution d'un programme.</text:p>
        <text:p text:style-name="P11">Pour cela, sera abordé le programme ld-linux.so, ainsi que les diverses variables d'environnements permettant de modifier son comportement.</text:p>
        <text:p text:style-name="P11">Enfin, l'écriture de ce programme a conduit à la création d'une librairie utilisable depuis n'importe quelle application. Son utilisation peut permettre de créer des mécanismes de plugins ou de détournement de fonction. L'API de cette librairie sera également abordée.</text:p>
        <text:p text:style-name="P11"/>
        <text:h text:style-name="P40" text:outline-level="1">Présentation de ld-linux.so</text:h>
        <text:p text:style-name="P11">Le programme ld-linux.so est le programme permettant effectuant la liaison dynamique d'un programme avec des librairies dynamiques, ou bien d'une librairie dynamique avec d'autres librairies dynamiques (dont elle dépend).</text:p>
        <text:p text:style-name="P11">Soit le programme (A) nécessitant la librairie libc.so et libdl.so pour pouvoir s'exécuter, alors le programme ld-linux.so a pour tache de charger ces deux librairies en mémoire.</text:p>
        <text:p text:style-name="P11">Soit la librairie libutil.so, utilisant des fonctions de la libdl.so, et compilée avec l'option '-ldl' (permettant d'avoir d'avoir des références sur les symboles externes, plutôt que d'ajouter cette option à la compilation du programme utilisant la librairie), alors le programme ld-linux.so a pour tache de charger libdl.so.</text:p>
        <text:h text:style-name="Heading_20_2" text:outline-level="2">Fonctionnement simplifié de ld-linux.so</text:h>
        <text:p text:style-name="P11"/>
        <text:p text:style-name="P11">Lorsqu'un programme est exécuté, une des premières actions devant être faite est le chargement des librairies dynamiques nécessaires au bon fonctionnement du programme. Pour cela, il existe un certain nombre d'information dans le binaire (qui, par défaut, est au format ELF sous Linux), permettant de savoir :</text:p>
        <text:list xml:id="list1869148756" text:style-name="L1">
          <text:list-item>
            <text:p text:style-name="P26">quelles librairies dynamiques sont nécessaires pour l'exécution du programme (par défaut, il y'a au minimum la libc)</text:p>
          </text:list-item>
          <text:list-item>
            <text:p text:style-name="P26">quel programme utiliser pour faire cette recherche de librairie, et pour les charger.</text:p>
          </text:list-item>
        </text:list>
        <text:p text:style-name="P11">Pour connaître le nom de l'application qui va devoir charger les librairies dynamiques utilisées par un programme, il existe un segment particulier dans votre programme, créé à la compilation.</text:p>
        <text:p text:style-name="P11">Ce segment, généralement appelé segment <text:s/>« INTERP », contient, sous forme de chaîne de caractères, le chemin d'accés vers le programme devant charger en mémoire les librairies dynamiques d'un programme.</text:p>
        <text:p text:style-name="P11"><text:soft-page-break/>Généralement, ce segment n'est présent que dans les fichiers binaires exécutables, car une projection mémoire de librairie dynamique est la conséquence de l'exécution d'un programme, mais peut être également présent dans un fichier de type librairie dynamique.</text:p>
        <text:p text:style-name="P11">Pour vérifier que le programme utilisé sera bien ld-linux.so, vous pouvez utiliser la commande suivante :</text:p>
        <text:p text:style-name="Preformatted_20_Text">fred@kdiv ~ &gt;readelf -l ./mtest </text:p>
        <text:p text:style-name="Preformatted_20_Text"/>
        <text:p text:style-name="Preformatted_20_Text">Elf file type is EXEC (Executable file) </text:p>
        <text:p text:style-name="Preformatted_20_Text">Entry point 0x80483b0 </text:p>
        <text:p text:style-name="Preformatted_20_Text">There are 7 program headers, starting at offset 52 </text:p>
        <text:p text:style-name="Preformatted_20_Text"/>
        <text:p text:style-name="Preformatted_20_Text">Program Headers: </text:p>
        <text:p text:style-name="Preformatted_20_Text"><text:s text:c="2"/>Type <text:s text:c="10"/>Offset <text:s text:c="2"/>VirtAddr <text:s text:c="2"/>PhysAddr <text:s text:c="2"/>FileSiz MemSiz <text:s/>Flg Align </text:p>
        <text:p text:style-name="Preformatted_20_Text"><text:s text:c="2"/>PHDR <text:s text:c="10"/>0x000034 0x08048034 0x08048034 0x000e0 0x000e0 R E 0x4 </text:p>
        <text:p text:style-name="P21"><text:s text:c="2"/>INTERP <text:s text:c="8"/>0x000114 0x08048114 0x08048114 0x00013 0x00013 R <text:s text:c="2"/>0x1 </text:p>
        <text:p text:style-name="P21"><text:s text:c="6"/>[Requesting program interpreter: /lib/ld-linux.so.2] </text:p>
        <text:p text:style-name="Preformatted_20_Text"><text:s text:c="2"/>LOAD <text:s text:c="10"/>0x000000 0x08048000 0x08048000 0x0062c 0x0062c R E 0x1000 </text:p>
        <text:p text:style-name="Preformatted_20_Text"><text:s text:c="2"/>LOAD <text:s text:c="10"/>0x00062c 0x0804962c 0x0804962c 0x00114 0x0011c RW <text:s/>0x1000 </text:p>
        <text:p text:style-name="Preformatted_20_Text"><text:s text:c="2"/>DYNAMIC <text:s text:c="7"/>0x000640 0x08049640 0x08049640 0x000d0 0x000d0 RW <text:s/>0x4 </text:p>
        <text:p text:style-name="Preformatted_20_Text"><text:s text:c="2"/>NOTE <text:s text:c="10"/>0x000128 0x08048128 0x08048128 0x00020 0x00020 R <text:s text:c="2"/>0x4 </text:p>
        <text:p text:style-name="Preformatted_20_Text"><text:s text:c="2"/>GNU_STACK <text:s text:c="5"/>0x000000 0x00000000 0x00000000 0x00000 0x00000 RW <text:s/>0x4 </text:p>
        <text:p text:style-name="Preformatted_20_Text"/>
        <text:p text:style-name="Preformatted_20_Text"/>
        <text:p text:style-name="Text_20_body">Bref, ce qu'il convient de retenir c'est qu'avant que l'application ne débute la fonction main, <text:s/>le programme ld-linux.so a déjà projeté en mémoire les librairies nécessaires.</text:p>
        <text:h text:style-name="P41" text:outline-level="2">Observer les librairies chargées à l'exécution</text:h>
        <text:p text:style-name="P11"/>
        <text:p text:style-name="P11">La première méthode, et qui est de loin la plus simple, est d'interroger le binaire avec la commande ldd.</text:p>
        <text:p text:style-name="P11">Par exemple, la commande</text:p>
        <text:p text:style-name="Preformatted_20_Text">fred@kdiv ~ &gt;ldd mtest </text:p>
        <text:p text:style-name="Preformatted_20_Text"><text:tab/>linux-gate.so.1 =&gt; <text:s/>(0xb781d000) </text:p>
        <text:p text:style-name="Preformatted_20_Text"><text:tab/>libc.so.6 =&gt; /lib/libc.so.6 (0xb76b2000) </text:p>
        <text:p text:style-name="Preformatted_20_Text"><text:tab/>/lib/ld-linux.so.2 (0xb781e000) </text:p>
        <text:p text:style-name="Preformatted_20_Text"/>
        <text:p text:style-name="P11">nous informe que le programme mtest dépend de la libc, de linux-gate (dso virtuel, mappé en mémoire pour incorporer des fonctions utilisées par le noyau), et de ld-linux.so, qui est l'interpréteur.</text:p>
        <text:p text:style-name="P11">Vous pouvez également utiliser la commande </text:p>
        <text:p text:style-name="Preformatted_20_Text">fred@kdiv ~&gt;/lib/ld-linux.so.2 --list <text:s/>./mtest </text:p>
        <text:p text:style-name="Preformatted_20_Text"><text:tab/>linux-gate.so.1 =&gt; <text:s/>(0xb7725000) </text:p>
        <text:p text:style-name="Preformatted_20_Text"><text:tab/>libc.so.6 =&gt; /lib/libc.so.6 (0xb75ba000) </text:p>
        <text:p text:style-name="Preformatted_20_Text"><text:tab/>/lib/ld-linux.so.2 (0xb7726000) </text:p>
        <text:p text:style-name="Preformatted_20_Text"/>
        <text:p text:style-name="Text_20_body">pour obtenir le même genre de résultats.</text:p>
        <text:p text:style-name="P11"><text:soft-page-break/>La deuxième méthode consiste à inspecter à l'exécution, le mapping mémoire du programme.</text:p>
        <text:p text:style-name="P11">Lorsque vous exécutez une commande, un processus (programme s'exécutant) est créé.</text:p>
        <text:p text:style-name="P11">Ce processus est identifié par son PID (process identifiant). Il est possible de récupérer depuis un programme son propre pid avec la fonction getpid(). Il est possible depuis le shell, de récupérer le pid de chaque tâche du système.</text:p>
        <text:p text:style-name="P11">Par exemple, la commande :</text:p>
        <text:p text:style-name="Preformatted_20_Text">fred@kdiv ~ &gt;ps -ejH |tail -n10 </text:p>
        <text:p text:style-name="Preformatted_20_Text"><text:s/>4976 <text:s/>1516 <text:s/>1516 ? <text:s text:c="7"/>00:00:00 <text:s text:c="4"/>gnome-pty-helpe </text:p>
        <text:p text:style-name="Preformatted_20_Text"><text:s/>4978 <text:s/>4978 <text:s/>4978 pts/0 <text:s text:c="3"/>00:00:00 <text:s text:c="4"/>bash </text:p>
        <text:p text:style-name="Preformatted_20_Text"><text:s/>5138 <text:s/>5138 <text:s/>4978 pts/0 <text:s text:c="3"/>00:00:00 <text:s text:c="6"/>man </text:p>
        <text:p text:style-name="Preformatted_20_Text"><text:s/>5154 <text:s/>5138 <text:s/>4978 pts/0 <text:s text:c="3"/>00:00:00 <text:s text:c="8"/>less </text:p>
        <text:p text:style-name="Preformatted_20_Text"><text:s/>5312 <text:s/>5312 <text:s/>5312 pts/1 <text:s text:c="3"/>00:00:00 <text:s text:c="4"/>bash </text:p>
        <text:p text:style-name="Preformatted_20_Text"><text:s/>8930 <text:s/>8930 <text:s/>5312 pts/1 <text:s text:c="3"/>00:00:00 <text:s text:c="6"/>gdb </text:p>
        <text:p text:style-name="Preformatted_20_Text"><text:s/>8962 <text:s/>8962 <text:s/>5312 pts/1 <text:s text:c="3"/>00:00:00 <text:s text:c="8"/>mtest </text:p>
        <text:p text:style-name="Preformatted_20_Text"><text:s/>8323 <text:s/>8323 <text:s/>8323 pts/3 <text:s text:c="3"/>00:00:00 <text:s text:c="4"/>bash </text:p>
        <text:p text:style-name="Preformatted_20_Text">10081 10081 <text:s/>8323 pts/3 <text:s text:c="3"/>00:00:00 <text:s text:c="6"/>ps </text:p>
        <text:p text:style-name="Preformatted_20_Text">10082 10081 <text:s/>8323 pts/3 <text:s text:c="3"/>00:00:00 <text:s text:c="6"/>bash </text:p>
        <text:p text:style-name="Preformatted_20_Text"/>
        <text:p text:style-name="P11">va afficher les 10 derniers résultats de listing des processus. La première colonne correspond à l'identifiant de processus.</text:p>
        <text:p text:style-name="P11">Si on s'interesse au programme mtest, on constate que son identifiant est <text:s/>8962. A partir de là, il est très simple de regarder les librairies dynamiques que l'exécution de ce programme a causé.</text:p>
        <text:p text:style-name="P11">En effet, le fichier /proc/8192/maps contient le mapping mémoire du programme identifié avec le pid 8192</text:p>
        <text:p text:style-name="Preformatted_20_Text"/>
        <text:p text:style-name="Preformatted_20_Text">fred@kdiv ~ &gt;cat /proc/8962/maps </text:p>
        <text:p text:style-name="P22">08048000-08049000 r-xp 00000000 08:03 3025594 <text:s text:c="3"/>/home/mudflap_test/mtest </text:p>
        <text:p text:style-name="P22">08049000-0804a000 rw-p 00000000 08:03 3025594 <text:s text:c="3"/>/home/mudflap_test/mtest </text:p>
        <text:p text:style-name="Preformatted_20_Text">b7e75000-b7e76000 rw-p 00000000 00:00 0 </text:p>
        <text:p text:style-name="P20">b7e76000-b7fbb000 r-xp 00000000 08:02 221 <text:s text:c="7"/>/lib/libc-2.12.so </text:p>
        <text:p text:style-name="P20">b7fbb000-b7fbd000 r--p 00145000 08:02 221 <text:s text:c="7"/>/lib/libc-2.12.so </text:p>
        <text:p text:style-name="P20">b7fbd000-b7fbe000 rw-p 00147000 08:02 221 <text:s text:c="7"/>/lib/libc-2.12.so </text:p>
        <text:p text:style-name="Preformatted_20_Text">b7fbe000-b7fc1000 rw-p 00000000 00:00 0 </text:p>
        <text:p text:style-name="Preformatted_20_Text">b7fe0000-b7fe1000 rw-p 00000000 00:00 0 </text:p>
        <text:p text:style-name="Preformatted_20_Text">b7fe1000-b7fe2000 r-xp 00000000 00:00 0 <text:s text:c="9"/>[vdso] </text:p>
        <text:p text:style-name="P23">b7fe2000-b7ffe000 r-xp 00000000 08:02 1054 <text:s text:c="6"/>/lib/ld-2.12.so </text:p>
        <text:p text:style-name="P23">b7ffe000-b7fff000 r--p 0001b000 08:02 1054 <text:s text:c="6"/>/lib/ld-2.12.so </text:p>
        <text:p text:style-name="P23">b7fff000-b8000000 rw-p 0001c000 08:02 1054 <text:s text:c="6"/>/lib/ld-2.12.so </text:p>
        <text:p text:style-name="Preformatted_20_Text">bffdf000-c0000000 rw-p 00000000 00:00 0 <text:s text:c="9"/>[stack]</text:p>
        <text:p text:style-name="Preformatted_20_Text"/>
        <text:p text:style-name="P11">Les 2 premières lignes correspondent au programme en lui-même, qui a été projeté en mémoire. D'après ce qui est lu, on observe que le programme mtest est projeté deux fois en mémoire puisqu'il y'a deux lignes.</text:p>
        <text:p text:style-name="P11">En fait, la première projection va permettre l'utilisation des segments de l'application mtest nécessitant les droits d'exécution, et n'ayant pas de droit d'écriture <text:span text:style-name="T1">(r-xp). Typiquement les segments concernés seront ceux contenant les sections de <text:s/>code (.text) et les sections de </text:span><text:soft-page-break/><text:span text:style-name="T1">variables en read-only.(.rodata)</text:span></text:p>
        <text:p text:style-name="P30">Il est possible d'obtenir les segments d'un programme avec la commande suivante :</text:p>
        <text:p text:style-name="P30"/>
        <text:p text:style-name="P47">fred@kdiv ~ &gt;readelf -l ./mtest</text:p>
        <text:p text:style-name="P47">Section to Segment mapping: </text:p>
        <text:p text:style-name="P47"><text:s text:c="2"/>Segment Sections... </text:p>
        <text:p text:style-name="P47"><text:s text:c="3"/>00 <text:s text:c="4"/></text:p>
        <text:p text:style-name="P47"><text:s text:c="3"/>01 <text:s text:c="4"/>.interp </text:p>
        <text:p text:style-name="P47"><text:s text:c="3"/>02 <text:s text:c="4"/>.interp .note.ABI-tag .hash .gnu.hash .dynsym .dynstr .gnu.version .gnu.version_r .rel.dyn .rel.plt .init .plt .text .fini .rodata .eh_frame </text:p>
        <text:p text:style-name="P47"><text:s text:c="3"/>03 <text:s text:c="4"/>.ctors .dtors .jcr .dynamic .got .got.plt .data .bss </text:p>
        <text:p text:style-name="P47"><text:s text:c="3"/>04 <text:s text:c="4"/>.dynamic </text:p>
        <text:p text:style-name="P47"><text:s text:c="3"/>05 <text:s text:c="4"/>.note.ABI-tag </text:p>
        <text:p text:style-name="P47"><text:s text:c="3"/>06 <text:s text:c="3"/></text:p>
        <text:p text:style-name="Text_20_body"/>
        <text:p text:style-name="P11">Le premier segment est le segment .interp. Ce segment contient le chemin d'accés vers le programme ld-linux.so.</text:p>
        <text:p text:style-name="P11">Le deuxième segment contient un ensemble de sections nécessitant des droits d'exécution, mais interdisant toute écriture. C'est ce segment qui correspond à la première ligne</text:p>
        <text:p text:style-name="P11">Le troisième segment contient un ensemble de sections pouvant être modifié à l'exécution. Par exemple les sections contenant des variables globales.</text:p>
        <text:p text:style-name="P11">Les autres seront abordés dans le cours sur le format ELF, et ne sont pas nécessaires pour l'instant.</text:p>
        <text:p text:style-name="P11"/>
        <text:p text:style-name="P11">On peut constater que la libc est projeté en mémoire. Elle est en effet utilisée pratiquement par tous les programmes C. Elle est projetée trois fois pour les mêmes raisons que précédemment.</text:p>
        <text:p text:style-name="P11">Idem pour le programme de linkage dynamique ld-linux.so.</text:p>
        <text:p text:style-name="P11"/>
        <text:p text:style-name="P11">Les autres lignes sont moins importantes pour la compréhension, néanmoins :</text:p>
        <text:list xml:id="list201998805" text:style-name="L2">
          <text:list-item>
            <text:p text:style-name="P27">la ligne [stack] contient l'adresse de la pile du programme</text:p>
          </text:list-item>
          <text:list-item>
            <text:p text:style-name="P27">la ligne [vdso] <text:s/>est utilisée par le noyau pour utiliser des fonctions spécifiques (exécution d'appel système via kernel_vsyscall et de mise en place de handler de signaux via __kernel_rt_sigreturn)</text:p>
          </text:list-item>
          <text:list-item>
            <text:p text:style-name="P27">il pourrait également yavoir une ligne [heap], laquelle indiquerait le segment mémoire utiliser pour les allocations dynamiques.</text:p>
          </text:list-item>
        </text:list>
        <text:p text:style-name="P11"/>
        <text:p text:style-name="P11">En résumé, la deuxième méthode consiste à lire le fichier maps. A partir de là, il est possible d'obtenir plusieurs informations.</text:p>
        <text:p text:style-name="P11"/>
        <text:h text:style-name="P41" text:outline-level="2"><text:soft-page-break/>Variables d'environnements.</text:h>
        <text:p text:style-name="P11"/>
        <text:p text:style-name="P11">Le programme ld-linux.so est sensible à plusieurs variables d'environnements qui peuvent modifier son comportement, à l'exécution. </text:p>
        <text:p text:style-name="P11">Les différents points ci-dessous vont donner quelques exemples de variables d'environnements utilisées par ld-linux.so, et leur utilité.</text:p>
        <text:h text:style-name="Heading_20_3" text:outline-level="3">La variable LD_PRELOAD</text:h>
        <text:p text:style-name="P11">Cette variable d'environnement attend une liste de chemin d'accés vers des fichiers de librairies dynamiques.</text:p>
        <text:p text:style-name="P11">Par exemple, la commande :</text:p>
        <text:p text:style-name="Preformatted_20_Text">export LD_PRELOAD=./libtest1.so:./libtest2.so </text:p>
        <text:p text:style-name="P11"/>
        <text:p text:style-name="P11">Lorsqu'un programme va être exécuté, et lorsque les librairies vont être chargées par le programme ld-linux.so, ce dernier va d'abord inspecter le contenu de cette variable d'environnement, avant même de charger les librairies nécessaires au fonctionnement du programme (comme la libc par exemple). </text:p>
        <text:p text:style-name="P11">En d'autres termes, les fichiers libtest1.so et libtest2.so seront chargées en mémoire avant la libc.</text:p>
        <text:p text:style-name="P11">Par exemple, le programme «example » dépend d'un certain nombre de librairie.</text:p>
        <text:p text:style-name="Preformatted_20_Text">fred@kdiv ~/Programmation/divers/sym_resolv &gt;ldd test </text:p>
        <text:p text:style-name="Preformatted_20_Text"><text:tab/>linux-gate.so.1 =&gt; <text:s/>(0xb77e1000) </text:p>
        <text:p text:style-name="Preformatted_20_Text"><text:tab/>libsym_resolver.so =&gt; ./libsym_resolver.so (0xb77dd000) </text:p>
        <text:p text:style-name="Preformatted_20_Text"><text:tab/>libc.so.6 =&gt; /lib/libc.so.6 (0xb7673000) </text:p>
        <text:p text:style-name="Preformatted_20_Text"><text:tab/>libdl.so.2 =&gt; /lib/libdl.so.2 (0xb766f000) </text:p>
        <text:p text:style-name="Preformatted_20_Text"><text:tab/>/lib/ld-linux.so.2 (0xb77e2000) </text:p>
        <text:p text:style-name="Preformatted_20_Text"/>
        <text:p text:style-name="Text_20_body">L'exécution de ce programme va fort logiquement aboutir, via le programme ld-linux.so, à la projection en mémoire de la libc, de la libdl, de la libsym_resolver...</text:p>
        <text:p text:style-name="Preformatted_20_Text">fred@kdiv ~ &gt;cat /proc/13850/maps </text:p>
        <text:p text:style-name="Preformatted_20_Text">08048000-08049000 r-xp 00000000 08:03 3538966 <text:s text:c="3"/>/divers/sym_resolv/test </text:p>
        <text:p text:style-name="Preformatted_20_Text">08049000-0804a000 rw-p 00000000 08:03 3538966 <text:s text:c="3"/>/divers/sym_resolv/test </text:p>
        <text:p text:style-name="Preformatted_20_Text">b7e6e000-b7e6f000 rw-p 00000000 00:00 0 </text:p>
        <text:p text:style-name="Preformatted_20_Text">b7e6f000-b7e71000 r-xp 00000000 08:02 1055 <text:s text:c="6"/>/lib/libdl-2.12.so </text:p>
        <text:p text:style-name="Preformatted_20_Text">b7e71000-b7e72000 r--p 00001000 08:02 1055 <text:s text:c="6"/>/lib/libdl-2.12.so </text:p>
        <text:p text:style-name="Preformatted_20_Text">b7e72000-b7e73000 rw-p 00002000 08:02 1055 <text:s text:c="6"/>/lib/libdl-2.12.so </text:p>
        <text:p text:style-name="Preformatted_20_Text">b7e73000-b7fb8000 r-xp 00000000 08:02 221 <text:s text:c="7"/>/lib/libc-2.12.so </text:p>
        <text:p text:style-name="Preformatted_20_Text">b7fb8000-b7fba000 r--p 00145000 08:02 221 <text:s text:c="7"/>/lib/libc-2.12.so </text:p>
        <text:p text:style-name="Preformatted_20_Text">b7fba000-b7fbb000 rw-p 00147000 08:02 221 <text:s text:c="7"/>/lib/libc-2.12.so </text:p>
        <text:p text:style-name="Preformatted_20_Text">b7fbb000-b7fbe000 rw-p 00000000 00:00 0 </text:p>
        <text:p text:style-name="Preformatted_20_Text">b7fdd000-b7fdf000 r-xp 00000000 08:03 3538962 <text:s text:c="3"/>/divers/libsym_resolver.so </text:p>
        <text:p text:style-name="Preformatted_20_Text">b7fdf000-b7fe0000 rw-p 00001000 08:03 3538962 <text:s text:c="3"/>/divers/libsym_resolver.so </text:p>
        <text:p text:style-name="Preformatted_20_Text">b7fe0000-b7fe1000 rw-p 00000000 00:00 0 </text:p>
        <text:p text:style-name="Preformatted_20_Text">b7fe1000-b7fe2000 r-xp 00000000 00:00 0 <text:s text:c="9"/>[vdso] </text:p>
        <text:p text:style-name="Preformatted_20_Text"><text:soft-page-break/>b7fe2000-b7ffe000 r-xp 00000000 08:02 1054 <text:s text:c="6"/>/lib/ld-2.12.so </text:p>
        <text:p text:style-name="Preformatted_20_Text">b7ffe000-b7fff000 r--p 0001b000 08:02 1054 <text:s text:c="6"/>/lib/ld-2.12.so </text:p>
        <text:p text:style-name="Preformatted_20_Text">b7fff000-b8000000 rw-p 0001c000 08:02 1054 <text:s text:c="6"/>/lib/ld-2.12.so </text:p>
        <text:p text:style-name="Preformatted_20_Text">bffdf000-c0000000 rw-p 00000000 00:00 0 <text:s text:c="9"/>[stack] </text:p>
        <text:p text:style-name="Preformatted_20_Text"/>
        <text:p text:style-name="Preformatted_20_Text"/>
        <text:p text:style-name="P11">La variable LD_PRELOAD va permettre de faire charger en mémoire, et avant tout autre librairie, les fichiers .so de notre choix.</text:p>
        <text:p text:style-name="P11">Par exemple, forçons le chargement d'une petite librairie, appelée libdbgprint.so.</text:p>
        <text:p text:style-name="P11">La commande qui permet de faire cela est</text:p>
        <text:p text:style-name="P24">export LD_PRELOAD=./libdbgprint.so</text:p>
        <text:p text:style-name="P24"/>
        <text:p text:style-name="P11">Nous allons utiliser la commande strace, qui permet de voir l'ensemble des appels systèmes fait par un programme (et par son chargement). Cette commande va nous permettre de voir dans quelle ordre les librairies sont chargées, lorsque le programme est exécutée.</text:p>
        <text:p text:style-name="Text_20_body"/>
        <text:p text:style-name="Text_20_body"/>
        <text:p text:style-name="Preformatted_20_Text">fred@kdiv ~ &gt;strace ./test </text:p>
        <text:p text:style-name="Preformatted_20_Text">execve("./test", ["./test"], [/* 57 vars */]) = 0 </text:p>
        <text:p text:style-name="Preformatted_20_Text">brk(0) <text:s text:c="33"/>= 0x89c4000 </text:p>
        <text:p text:style-name="Preformatted_20_Text">mmap2(NULL, 4096, PROT_READ|PROT_WRITE, MAP_PRIVATE|MAP_ANONYMOUS, -1, 0) = 0xb772c000 </text:p>
        <text:p text:style-name="P20">open("./libdbgprint.so", O_RDONLY) <text:s text:c="5"/>= 3 </text:p>
        <text:p text:style-name="Preformatted_20_Text">...</text:p>
        <text:p text:style-name="Preformatted_20_Text">open("/lib/libc.so.6", O_RDONLY) <text:s text:c="7"/>= 3 </text:p>
        <text:p text:style-name="Preformatted_20_Text">... </text:p>
        <text:p text:style-name="Preformatted_20_Text">open("/lib/libdl.so.2", O_RDONLY) <text:s text:c="6"/>= 3 </text:p>
        <text:p text:style-name="Preformatted_20_Text"/>
        <text:p text:style-name="Preformatted_20_Text"/>
        <text:p text:style-name="P11">La sortie a volontairement été écourtée (notamment les sections permettant de mapper en mémoire les librairies). Ce qui reste permet néanmoins de constater que la librairie dbgprint est la première à être chargée dynamiquement, avant même la librairie C.</text:p>
        <text:p text:style-name="P11"/>
        <text:p text:style-name="P11">La question est à quoi cela peut-il servir?</text:p>
        <text:p text:style-name="P11">La variable LD_PRELOAD est essentiellement utilisée pour surcharger des fonctions définies dans d'autres librairies. Par exemple, en supposant que la librairie libdbgprint.so contient une fonction printf, l'utilisation de la variable LD_PRELOAD permet d'utiliser le printf de la bibliothèque dbgprint plutôt que celle de la libc. </text:p>
        <text:p text:style-name="P11">En effet, la librairie dbgprint étant chargée avant, elle est la première analysée lors de la résolution des symboles.</text:p>
        <text:p text:style-name="P12">C'est le mécanisme le plus simple pour faire du détournement de fonctions.</text:p>
        <text:p text:style-name="P12"/>
        <text:p text:style-name="P12"/>
        <text:h text:style-name="P42" text:outline-level="3"><text:soft-page-break/>La variable LD_LIBRARY_PATH</text:h>
        <text:p text:style-name="P11"/>
        <text:p text:style-name="P11">Cette variable permet d'ajouter des répertoires de recherche supplémentaires au programme ld-linux.so. Par défaut, il va chercher les librairies à mapper en mémoire dans les répertoires /lib et /usr/lib. Cettte variable permet d'en spécifier davantage.</text:p>
        <text:p text:style-name="P11"/>
        <text:p text:style-name="P11">Soit, par exemple, le programme mtest. Nous pouvons lister les librairies qui seront chargées en mémoire avec la commande suivante :</text:p>
        <text:p text:style-name="Preformatted_20_Text">fred@kdiv ~&gt;ldd mtest </text:p>
        <text:p text:style-name="Preformatted_20_Text"><text:tab/>linux-gate.so.1 =&gt; <text:s/>(0xb7726000) </text:p>
        <text:p text:style-name="Preformatted_20_Text"><text:tab/><text:span text:style-name="T2">libsym_resolver.so =&gt; not found </text:span></text:p>
        <text:p text:style-name="Preformatted_20_Text"><text:tab/>libc.so.6 =&gt; /lib/libc.so.6 (0xb75bb000) </text:p>
        <text:p text:style-name="Preformatted_20_Text"><text:tab/>libdl.so.2 =&gt; /lib/libdl.so.2 (0xb75b7000) </text:p>
        <text:p text:style-name="Preformatted_20_Text"><text:tab/>/lib/ld-linux.so.2 (0xb7727000) </text:p>
        <text:p text:style-name="Preformatted_20_Text"/>
        <text:p text:style-name="P11">Apparemment il y'a un problème avec la librairie libsym_resolver qui ne semble pas pouvoir être localisée...</text:p>
        <text:p text:style-name="P11">L'exécution nous confirme cette impression.</text:p>
        <text:p text:style-name="Preformatted_20_Text">fred@kdiv ~ &gt;./mtest </text:p>
        <text:p text:style-name="Preformatted_20_Text">./test: error while loading shared libraries: libsym_resolver.so: cannot open shared object file: No such file or directory </text:p>
        <text:p text:style-name="Preformatted_20_Text"/>
        <text:p text:style-name="Text_20_body">Le problème est simple à comprendre : la librairie libsym_resolver.so ne se situant pas dans l'un des répertoires de recherche de ld-linux, elle n'a pu être localisée. La variable LD_LIBRARY_PATH permet de remédier à cela.</text:p>
        <text:p text:style-name="Preformatted_20_Text"/>
        <text:p text:style-name="Preformatted_20_Text">fred@kdiv ~ &gt;LD_LIBRARY_PATH=. ./test </text:p>
        <text:p text:style-name="Preformatted_20_Text">hello </text:p>
        <text:p text:style-name="Preformatted_20_Text"/>
        <text:p text:style-name="Text_20_body">Ce coup-ci le programme s'exécute bien. Nous avons indiqué que le programme ld-linux.so devait également recherché les librairies dans le répertoire courant (LD_LIBRARY_PATH=.)</text:p>
        <text:h text:style-name="P42" text:outline-level="3">La variable LD_BIND_NOW</text:h>
        <text:p text:style-name="P11"/>
        <text:p text:style-name="P11">Cette variable d'environnement, si elle est non vide, demande à ld-linux.so de résoudre tous les symboles du programme dés l'exécution, plutôt que de le faire au fur et à mesure du besoin.</text:p>
        <text:p text:style-name="P11"/>
        <text:h text:style-name="P42" text:outline-level="3">La variable LD_DEBUG/LD_DEBUG_OUTPUT</text:h>
        <text:p text:style-name="P11"/>
        <text:p text:style-name="P11">Cette variable peut être utile pour debugguer l'utilisation de librairie dynamique.</text:p>
        <text:p text:style-name="P11"><text:soft-page-break/>LD_DEBUG attend une valeur lui spécifiant quelles informations de debug devront être affichées à l'exécution. Un moyen de lister les valeurs possibles est le suivant :</text:p>
        <text:p text:style-name="Preformatted_20_Text">fred@kdiv ~ &gt;LD_DEBUG=help ./mtest </text:p>
        <text:p text:style-name="Preformatted_20_Text">Valid options for the LD_DEBUG environment variable are: </text:p>
        <text:p text:style-name="Preformatted_20_Text"/>
        <text:p text:style-name="Preformatted_20_Text"><text:s text:c="2"/>libs <text:s text:c="7"/>display library search paths </text:p>
        <text:p text:style-name="Preformatted_20_Text"><text:s text:c="2"/>reloc <text:s text:c="6"/>display relocation processing </text:p>
        <text:p text:style-name="Preformatted_20_Text"><text:s text:c="2"/>files <text:s text:c="6"/>display progress for input file </text:p>
        <text:p text:style-name="Preformatted_20_Text"><text:s text:c="2"/>symbols <text:s text:c="4"/>display symbol table processing </text:p>
        <text:p text:style-name="Preformatted_20_Text"><text:s text:c="2"/>bindings <text:s text:c="3"/>display information about symbol binding </text:p>
        <text:p text:style-name="Preformatted_20_Text"><text:s text:c="2"/>versions <text:s text:c="3"/>display version dependencies </text:p>
        <text:p text:style-name="Preformatted_20_Text"><text:s text:c="2"/>all <text:s text:c="8"/>all previous options combined </text:p>
        <text:p text:style-name="Preformatted_20_Text"><text:s text:c="2"/>statistics <text:s/>display relocation statistics </text:p>
        <text:p text:style-name="Preformatted_20_Text"><text:s text:c="2"/>unused <text:s text:c="5"/>determined unused DSOs </text:p>
        <text:p text:style-name="Preformatted_20_Text"><text:s text:c="2"/>help <text:s text:c="7"/>display this help message and exit </text:p>
        <text:p text:style-name="Preformatted_20_Text"/>
        <text:p text:style-name="Preformatted_20_Text">Utilisons la valeur all, pour avoir un exemple de résultat :</text:p>
        <text:p text:style-name="Preformatted_20_Text">fred@kdiv ~/Programmation/Posix/mudflap_test &gt;LD_DEBUG=all ./mtest </text:p>
        <text:p text:style-name="Preformatted_20_Text"><text:s text:c="5"/>17239:<text:tab/> </text:p>
        <text:p text:style-name="Preformatted_20_Text"><text:s text:c="5"/>17239:<text:tab/>file=libc.so.6 [0]; <text:s/>needed by ./mtest [0] </text:p>
        <text:p text:style-name="Preformatted_20_Text"><text:s text:c="5"/>17239:<text:tab/>find library=libc.so.6 [0]; searching </text:p>
        <text:p text:style-name="Preformatted_20_Text"><text:s text:c="5"/>17239:<text:tab/> search cache=/etc/ld.so.cache </text:p>
        <text:p text:style-name="Preformatted_20_Text"><text:s text:c="5"/>17239:<text:tab/> <text:s/>trying file=/lib/libc.so.6 </text:p>
        <text:p text:style-name="Preformatted_20_Text"><text:s/>...</text:p>
        <text:p text:style-name="Preformatted_20_Text"><text:s text:c="5"/>17239:<text:tab/> </text:p>
        <text:p text:style-name="Preformatted_20_Text"><text:s text:c="5"/>17239:<text:tab/>relocation processing: /lib/libc.so.6 </text:p>
        <text:p text:style-name="Preformatted_20_Text">...</text:p>
        <text:p text:style-name="Preformatted_20_Text"/>
        <text:p text:style-name="Preformatted_20_Text"><text:s text:c="5"/>17239:<text:tab/>symbol=free; <text:s/>lookup in file=./mtest [0] </text:p>
        <text:p text:style-name="Preformatted_20_Text"><text:s text:c="5"/>17239:<text:tab/>symbol=free; <text:s/>lookup in file=/lib/libc.so.6 [0] </text:p>
        <text:p text:style-name="Preformatted_20_Text"><text:s text:c="5"/>17239:<text:tab/>binding file /lib/ld-linux.so.2 [0] to /lib/libc.so.6 [0]: normal symbol `free' [GLIBC_2.0] </text:p>
        <text:p text:style-name="Preformatted_20_Text"><text:s text:c="5"/>17239:<text:tab/> </text:p>
        <text:p text:style-name="Preformatted_20_Text"><text:s text:c="5"/>17239:<text:tab/>calling init: /lib/libc.so.6 </text:p>
        <text:p text:style-name="Preformatted_20_Text"><text:s text:c="5"/>17239:<text:tab/> </text:p>
        <text:p text:style-name="Preformatted_20_Text"><text:s text:c="5"/>17239:<text:tab/>symbol=__libc_start_main; <text:s/>lookup in file=./mtest [0] </text:p>
        <text:p text:style-name="Preformatted_20_Text"><text:s text:c="5"/>17239:<text:tab/>symbol=__libc_start_main; <text:s/>lookup in file=/lib/libc.so.6 [0] </text:p>
        <text:p text:style-name="Preformatted_20_Text"><text:s text:c="5"/>17239:<text:tab/>binding file ./mtest [0] to /lib/libc.so.6 [0]: normal symbol `__libc_start_main' [GLIBC_2.0] </text:p>
        <text:p text:style-name="Preformatted_20_Text"><text:s text:c="5"/>17239:<text:tab/> </text:p>
        <text:p text:style-name="Preformatted_20_Text"><text:s text:c="5"/>17239:<text:tab/>initialize program: ./mtest </text:p>
        <text:p text:style-name="Preformatted_20_Text"><text:s text:c="5"/>17239:<text:tab/> </text:p>
        <text:p text:style-name="Preformatted_20_Text"><text:s text:c="5"/>17239:<text:tab/> </text:p>
        <text:p text:style-name="Preformatted_20_Text"><text:s text:c="5"/>17239:<text:tab/>transferring control: ./mtest </text:p>
        <text:p text:style-name="Preformatted_20_Text"><text:s text:c="5"/>17239:<text:tab/> </text:p>
        <text:p text:style-name="Preformatted_20_Text"><text:s text:c="5"/>17239:<text:tab/>symbol=malloc; <text:s/>lookup in file=./mtest [0] </text:p>
        <text:p text:style-name="Preformatted_20_Text"><text:s text:c="5"/>17239:<text:tab/>symbol=malloc; <text:s/>lookup in file=/lib/libc.so.6 [0] </text:p>
        <text:p text:style-name="Preformatted_20_Text"><text:s text:c="5"/>17239:<text:tab/>binding file ./mtest [0] to /lib/libc.so.6 [0]: normal symbol `malloc' [GLIBC_2.0] </text:p>
        <text:p text:style-name="Preformatted_20_Text"><text:s text:c="5"/>17239:<text:tab/>symbol=printf; <text:s/>lookup in file=./mtest [0] </text:p>
        <text:p text:style-name="Preformatted_20_Text"><text:soft-page-break/><text:s text:c="5"/>17239:<text:tab/>symbol=printf; <text:s/>lookup in file=/lib/libc.so.6 [0] </text:p>
        <text:p text:style-name="Preformatted_20_Text"><text:s text:c="5"/>17239:<text:tab/>binding file ./mtest [0] to /lib/libc.so.6 [0]: normal symbol `printf' [GLIBC_2.0] </text:p>
        <text:p text:style-name="Preformatted_20_Text">...</text:p>
        <text:p text:style-name="Preformatted_20_Text"><text:s text:c="5"/>17239:<text:tab/> </text:p>
        <text:p text:style-name="Preformatted_20_Text"><text:s text:c="5"/>17239:<text:tab/>calling fini: ./mtest [0] </text:p>
        <text:p text:style-name="Preformatted_20_Text"><text:s text:c="5"/>17239:<text:tab/> </text:p>
        <text:p text:style-name="Preformatted_20_Text"><text:s text:c="5"/>17239:<text:tab/> </text:p>
        <text:p text:style-name="Preformatted_20_Text"><text:s text:c="5"/>17239:<text:tab/>calling fini: /lib/libc.so.6 [0] </text:p>
        <text:p text:style-name="Preformatted_20_Text"/>
        <text:p text:style-name="Preformatted_20_Text"/>
        <text:p text:style-name="Text_20_body">Il ya énormément d'informations. Ces informations de debug nous informe des différentes étapes faites par le programme ld-linux.so. Succintement, nous pouvons constater des étapes concernant </text:p>
        <text:list xml:id="list377561243" text:style-name="L3">
          <text:list-item>
            <text:p text:style-name="P31">la recherche de la libc, laquelle sera projetée en mémoire</text:p>
          </text:list-item>
          <text:list-item>
            <text:p text:style-name="P31">une phase de relocation, consistant à résoudre les symboles (comme le symbole free) afin de connaître son emplacement en mémoire</text:p>
          </text:list-item>
          <text:list-item>
            <text:p text:style-name="P31">une phase appelant d'éventuels constructeurs</text:p>
          </text:list-item>
          <text:list-item>
            <text:p text:style-name="P31">une phase donnant enfin la main à la fonction main du programme</text:p>
          </text:list-item>
          <text:list-item>
            <text:p text:style-name="P31">une phase de nettoyage à la fermeture du programme, avec appels éventuels de destructeur</text:p>
          </text:list-item>
        </text:list>
        <text:p text:style-name="Text_20_body">Généralement, les sorties sont affichées à l'écran. La variable LD_DEBUG_OUTPUT permet de spécifier un fichier dans lequel sera inscrit les données.</text:p>
        <text:p text:style-name="Text_20_body"/>
        <text:h text:style-name="P42" text:outline-level="3">La variable LD_PROFILE/LD_PROFILE_OUTPUT</text:h>
        <text:p text:style-name="P11"/>
        <text:p text:style-name="P11">Il est possible de profiler l'exécution d'un programme, afin d'obtenir des statistiques de consommation système des fonctions utilisées par ce dernier.</text:p>
        <text:p text:style-name="P11">Cela se fait à l'aide de l'outil gprof.</text:p>
        <text:p text:style-name="P11">Il est possible de faire cela également pour les librairies partagées d'un programme. Soit le programme suivant :</text:p>
        <text:p text:style-name="Preformatted_20_Text">fred@kdiv ~ &gt;ldd test </text:p>
        <text:p text:style-name="Preformatted_20_Text"><text:tab/>linux-gate.so.1 =&gt; <text:s/>(0xb7809000) </text:p>
        <text:p text:style-name="Preformatted_20_Text"><text:tab/>libsym_resolver.so =&gt; ./libsym_resolver.so (0xb7767000)</text:p>
        <text:p text:style-name="Preformatted_20_Text"><text:tab/>libc.so.6 =&gt; /lib/libc.so.6 (0xb769e000) </text:p>
        <text:p text:style-name="Preformatted_20_Text"><text:tab/>libdl.so.2 =&gt; /lib/libdl.so.2 (0xb769a000) </text:p>
        <text:p text:style-name="Preformatted_20_Text"><text:tab/>/lib/ld-linux.so.2 (0xb780a000) </text:p>
        <text:p text:style-name="Preformatted_20_Text"/>
        <text:p text:style-name="Text_20_body">Ce programme, en plus d'utiliser les librairies habituelles, utilise la libsym_resolver, qui a été récupéré d'internet. Il est possible de faire un profiling d'exécution de la librairie de la manière suivante :</text:p>
        <text:p text:style-name="Text_20_body">fred@kdiv ~ &gt;export LD_PROFILE=libsym_resolver.so ./test</text:p>
        <text:p text:style-name="Text_20_body"><text:soft-page-break/></text:p>
        <text:p text:style-name="Text_20_body">Cette commande, en plus d'exécuter le programme test, va générer <text:s/>un fichier appelé /var/tmp/libsym_resolver.so.profile.</text:p>
        <text:p text:style-name="Text_20_body">Ce fichier peut ensuite être décortiqué à l'aide de la commande sprof</text:p>
        <text:p text:style-name="Preformatted_20_Text">fred@kdiv ~&gt; sprof <text:s/>./libsym_resolver.so /var/tmp/libsym_resolver.so.profile</text:p>
        <text:p text:style-name="Preformatted_20_Text"/>
        <text:p text:style-name="Preformatted_20_Text"/>
        <text:h text:style-name="Heading_20_1" text:outline-level="1">Présentation de la libdl</text:h>
        <text:p text:style-name="Text_20_body"/>
        <text:p text:style-name="P11">Comme il a été dit en introduction, le programme ld-linux.so, bien que compilé statiquement, a conduit à l'élaboration d'une librairie, appelée libdl.</text:p>
        <text:p text:style-name="P11">Cette librairie permet de charger dynamiquement des fichiers partagées, d'y rechercher l'adresse d'un symbole, ou dé recupérer un certain nombre d'information concernant une adresse.</text:p>
        <text:p text:style-name="P11">Cette api a plusieurs objectif :</text:p>
        <text:list xml:id="list332445339" text:style-name="L4">
          <text:list-item>
            <text:p text:style-name="P28">elle permet de mettre en place le fonctionnement de plugin, en chargeant/déchargeant à l'envie des fichiers .so</text:p>
          </text:list-item>
          <text:list-item>
            <text:p text:style-name="P28">elle permet de surcharger une fonction (à l'aide de LD_PRELOAD). Par exemple, nous pourrions définir une librairie implémentant strcpy et la charger avant la libc à l'aide de LD_PRELOAD. Notre fonction strcpy quant à elle, analyserait les paramètres, avant de les passer à la vraie fonction de la libc.</text:p>
          </text:list-item>
        </text:list>
        <text:p text:style-name="P11"/>
        <text:p text:style-name="P11"><draw:frame text:anchor-type="paragraph" draw:z-index="3" draw:style-name="gr2" draw:text-style-name="P52" svg:width="5.451cm" svg:height="0.821cm" svg:x="0.058cm" svg:y="0.22cm"><draw:text-box><text:p><text:span text:style-name="T6">Fonction main du programme</text:span></text:p></draw:text-box></draw:frame></text:p>
        <text:p text:style-name="P11"><draw:custom-shape text:anchor-type="paragraph" draw:z-index="0" draw:style-name="gr1" svg:width="0.318cm" svg:height="1.906cm" svg:x="1.963cm" svg:y="0.2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
        <text:p text:style-name="P11"/>
        <text:p text:style-name="P11"><draw:frame text:anchor-type="paragraph" draw:z-index="4" draw:style-name="gr3" draw:text-style-name="P54" svg:width="4.631cm" svg:height="0.796cm" svg:x="0.164cm" svg:y="0.349cm"><draw:text-box><text:p text:style-name="P53"><text:span text:style-name="T6">Appel de strcpy depuis le programme</text:span></text:p></draw:text-box></draw:frame></text:p>
        <text:p text:style-name="P11"><draw:frame text:anchor-type="paragraph" draw:z-index="8" draw:style-name="gr6" draw:text-style-name="P52" svg:width="4.71cm" svg:height="0.451cm" svg:x="0.429cm" svg:y="2.981cm"><draw:text-box><text:p><text:span text:style-name="T6">Retour au programme</text:span></text:p></draw:text-box></draw:frame><draw:custom-shape text:anchor-type="paragraph" draw:z-index="7" draw:style-name="gr1" svg:width="2.144cm" svg:height="0.345cm" svg:x="5.271cm" svg:y="3.08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 draw:style-name="gr5" draw:text-style-name="P52" svg:width="5.134cm" svg:height="0.796cm" svg:x="8.763cm" svg:y="2.928cm"><draw:text-box><text:p><text:span text:style-name="T6">Redirection vers strcpy de la libc</text:span></text:p></draw:text-box></draw:frame><draw:frame text:anchor-type="paragraph" draw:z-index="5" draw:style-name="gr4" draw:text-style-name="P54" svg:width="4.948cm" svg:height="0.796cm" svg:x="7.705cm" svg:y="0.018cm"><draw:text-box><text:p text:style-name="P53"><text:span text:style-name="T6">Fonction strcpy de la librairie preloadée</text:span></text:p></draw:text-box></draw:frame><draw:custom-shape text:anchor-type="paragraph" draw:z-index="2" draw:style-name="gr1" svg:width="0.292cm" svg:height="1.985cm" svg:x="10.853cm" svg:y="0.78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 draw:style-name="gr1" svg:width="2.065cm" svg:height="0.345cm" svg:x="5.165cm" svg:y="0.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
        <text:p text:style-name="P11"/>
        <text:p text:style-name="P11"/>
        <text:p text:style-name="P11"/>
        <text:p text:style-name="P11"/>
        <text:p text:style-name="P11"/>
        <text:p text:style-name="P11"/>
        <text:p text:style-name="P11"/>
        <text:p text:style-name="P11"><text:soft-page-break/>Pour utiliser la libdl, il faut d'une part inclure le fichier d'entête &lt;dlfcn.h&gt;, et d'autre part compiler le programme (ou la librairie dynamique) avec le support de la libdl, via -ldl.</text:p>
        <text:p text:style-name="P11"/>
        <text:h text:style-name="Heading_20_2" text:outline-level="2">Ouvrir un fichier DSO</text:h>
        <text:p text:style-name="Text_20_body"/>
        <text:p text:style-name="Text_20_body">La première fonction utilisée va permettre d'ouvrir et de projeter en mémoire une librairie dynamique.</text:p>
        <text:p text:style-name="Preformatted_20_Text">void *dlopen(const char *filename, int flag);</text:p>
        <text:p text:style-name="Preformatted_20_Text"/>
        <text:p text:style-name="Text_20_body">Cette fonction prend en premier paramètre le chemin d'accés vers la librairie dynamiqe à charger, avec la régle suivante :</text:p>
        <text:list xml:id="list635507214" text:style-name="L5">
          <text:list-item>
            <text:p text:style-name="P32">si le nom commence par un / ou un ./, le fichier est recherché par analyse du chemin</text:p>
          </text:list-item>
          <text:list-item>
            <text:p text:style-name="P32">si seul le nom est spécifié, alors la fonction recherche le fichier avec les mêmes règles que le programme ld-linux.so</text:p>
          </text:list-item>
        </text:list>
        <text:p text:style-name="Text_20_body">En second paramètre, vous pouvez spécifier d'une part comment les symboles de type fonction doivent être résolus à l'ouverture de la librairie, avec deux choix possibles :</text:p>
        <text:list xml:id="list1531392558" text:style-name="L6">
          <text:list-item>
            <text:p text:style-name="P33">RTLD_LAZY pour résoudre les symboles au besoin</text:p>
          </text:list-item>
          <text:list-item>
            <text:p text:style-name="P33">RTLD_NOW pour résoudre tous les symboles dés l'ouverture</text:p>
          </text:list-item>
        </text:list>
        <text:p text:style-name="Text_20_body">Il est également possible de préciser la portée des symboles exportés de la librairie.</text:p>
        <text:p text:style-name="Text_20_body"/>
        <text:p text:style-name="Text_20_body">En valeur de retour est récupérée l'addresse mémoire à laquelle la librairie a été mappée.</text:p>
        <text:p text:style-name="Text_20_body">En cas d'erreur, la valeur NULL est retournée.</text:p>
        <text:p text:style-name="Text_20_body"/>
        <text:p text:style-name="Text_20_body">Ci-dessous un exemple mettant en évidence les conséquences d'un appel à la fonction dlopen</text:p>
        <text:p text:style-name="Preformatted_20_Text"/>
        <text:p text:style-name="Preformatted_20_Text">#include &lt;stdio.h&gt;</text:p>
        <text:p text:style-name="Preformatted_20_Text">#include &lt;dlfcn.h&gt;</text:p>
        <text:p text:style-name="Preformatted_20_Text"></text:p>
        <text:p text:style-name="Preformatted_20_Text">int main()</text:p>
        <text:p text:style-name="Preformatted_20_Text">{</text:p>
        <text:p text:style-name="Preformatted_20_Text"><text:s text:c="4"/>void *p;</text:p>
        <text:p text:style-name="Preformatted_20_Text"><text:s text:c="4"/>printf("exécuter la commande suivante puis appuyez sur entrée:\n");</text:p>
        <text:p text:style-name="Preformatted_20_Text"><text:s text:c="4"/>printf("cat /proc/%u/maps\n", getpid());</text:p>
        <text:p text:style-name="Preformatted_20_Text"><text:s text:c="4"/>getchar();</text:p>
        <text:p text:style-name="Preformatted_20_Text"></text:p>
        <text:p text:style-name="Preformatted_20_Text"><text:s text:c="4"/>p = dlopen("libevent.so", RTLD_LAZY);</text:p>
        <text:p text:style-name="Preformatted_20_Text"><text:s text:c="4"/>if(p){</text:p>
        <text:p text:style-name="Preformatted_20_Text"><text:s text:c="8"/>printf("afficher de nouveau le contenu de /proc/%u/maps\n", getpid());</text:p>
        <text:p text:style-name="Preformatted_20_Text"><text:s text:c="8"/>printf("y'a t'il de nouvelles librairies chargées?\n");</text:p>
        <text:p text:style-name="Preformatted_20_Text"><text:s text:c="8"/>getchar();</text:p>
        <text:p text:style-name="Preformatted_20_Text"><text:s text:c="8"/>dlclose(p);</text:p>
        <text:p text:style-name="Preformatted_20_Text"><text:soft-page-break/><text:s text:c="4"/>} else {</text:p>
        <text:p text:style-name="Preformatted_20_Text"><text:s text:c="8"/>printf("error : %s\n", dlerror());</text:p>
        <text:p text:style-name="Preformatted_20_Text"><text:s text:c="4"/>}</text:p>
        <text:p text:style-name="Preformatted_20_Text"><text:s text:c="4"/>return 0;</text:p>
        <text:p text:style-name="Preformatted_20_Text">}</text:p>
        <text:p text:style-name="Text_20_body"/>
        <text:p text:style-name="Text_20_body">A l'exécution, nous avons deux invitations pour analyser le fichier maps de l'application.</text:p>
        <text:p text:style-name="Text_20_body">Avant le « dlopen », nous avons le fichier maps suivant :</text:p>
        <text:p text:style-name="Preformatted_20_Text">fred ~/ $ cat /proc/18102/maps</text:p>
        <text:p text:style-name="Preformatted_20_Text">08048000-08049000 r-xp 00000000 08:03 2307954 <text:s text:c="3"/>/home/fred/Documents/Cours/cours/linker/test</text:p>
        <text:p text:style-name="Preformatted_20_Text">08049000-0804a000 rw-p 00000000 08:03 2307954 <text:s text:c="3"/>/home/fred/Documents/Cours/cours/linker/test</text:p>
        <text:p text:style-name="Preformatted_20_Text">b764f000-b7650000 rw-p 00000000 00:00 0 </text:p>
        <text:p text:style-name="Preformatted_20_Text">b7650000-b7795000 r-xp 00000000 08:01 2000 <text:s text:c="6"/>/lib/libc-2.12.so</text:p>
        <text:p text:style-name="Preformatted_20_Text">b7795000-b7797000 r--p 00145000 08:01 2000 <text:s text:c="6"/>/lib/libc-2.12.so</text:p>
        <text:p text:style-name="Preformatted_20_Text">b7797000-b7798000 rw-p 00147000 08:01 2000 <text:s text:c="6"/>/lib/libc-2.12.so</text:p>
        <text:p text:style-name="Preformatted_20_Text">b7798000-b779b000 rw-p 00000000 00:00 0 </text:p>
        <text:p text:style-name="Preformatted_20_Text">b779b000-b779d000 r-xp 00000000 08:01 2017 <text:s text:c="6"/>/lib/libdl-2.12.so</text:p>
        <text:p text:style-name="Preformatted_20_Text">b779d000-b779e000 r--p 00001000 08:01 2017 <text:s text:c="6"/>/lib/libdl-2.12.so</text:p>
        <text:p text:style-name="Preformatted_20_Text">b779e000-b779f000 rw-p 00002000 08:01 2017 <text:s text:c="6"/>/lib/libdl-2.12.so</text:p>
        <text:p text:style-name="Preformatted_20_Text">b77be000-b77c1000 rw-p 00000000 00:00 0 </text:p>
        <text:p text:style-name="Preformatted_20_Text">b77c1000-b77c2000 r-xp 00000000 00:00 0 <text:s text:c="9"/>[vdso]</text:p>
        <text:p text:style-name="Preformatted_20_Text">b77c2000-b77de000 r-xp 00000000 08:01 2016 <text:s text:c="6"/>/lib/ld-2.12.so</text:p>
        <text:p text:style-name="Preformatted_20_Text">b77de000-b77df000 r--p 0001b000 08:01 2016 <text:s text:c="6"/>/lib/ld-2.12.so</text:p>
        <text:p text:style-name="Preformatted_20_Text">b77df000-b77e0000 rw-p 0001c000 08:01 2016 <text:s text:c="6"/>/lib/ld-2.12.so</text:p>
        <text:p text:style-name="Preformatted_20_Text">bf888000-bf8a9000 rw-p 00000000 00:00 0 <text:s text:c="9"/>[stack]</text:p>
        <text:p text:style-name="Preformatted_20_Text"/>
        <text:p text:style-name="Text_20_body">Après le dlopen, nous constatons que plusieurs librairies, dont la libevent, ont été ajoutées en mémoire. Les autres librairies ont été ajoutées car ce sont des dépendances de la librairie libevent.</text:p>
        <text:p text:style-name="Preformatted_20_Text"/>
        <text:p text:style-name="Preformatted_20_Text"/>
        <text:p text:style-name="Preformatted_20_Text">fred ~/Documents/Cours/cours/linker $ cat /proc/18102/maps</text:p>
        <text:p text:style-name="Preformatted_20_Text">08048000-08049000 r-xp 00000000 08:03 2307954 <text:s text:c="3"/>/home/fred/Documents/Cours/cours/linker/test</text:p>
        <text:p text:style-name="Preformatted_20_Text">08049000-0804a000 rw-p 00000000 08:03 2307954 <text:s text:c="3"/>/home/fred/Documents/Cours/cours/linker/test</text:p>
        <text:p text:style-name="Preformatted_20_Text">081b6000-081d7000 rw-p 00000000 00:00 0 <text:s text:c="9"/>[heap]</text:p>
        <text:p text:style-name="Preformatted_20_Text">b75e8000-b75fd000 r-xp 00000000 08:01 1997 <text:s text:c="6"/>/lib/libpthread-2.12.so</text:p>
        <text:p text:style-name="Preformatted_20_Text">b75fd000-b75fe000 ---p 00015000 08:01 1997 <text:s text:c="6"/>/lib/libpthread-2.12.so</text:p>
        <text:p text:style-name="Preformatted_20_Text">b75fe000-b75ff000 r--p 00015000 08:01 1997 <text:s text:c="6"/>/lib/libpthread-2.12.so</text:p>
        <text:p text:style-name="Preformatted_20_Text">b75ff000-b7600000 rw-p 00016000 08:01 1997 <text:s text:c="6"/>/lib/libpthread-2.12.so</text:p>
        <text:p text:style-name="Preformatted_20_Text">b7600000-b7602000 rw-p 00000000 00:00 0 </text:p>
        <text:p text:style-name="Preformatted_20_Text">b7602000-b7613000 r-xp 00000000 08:01 2010 <text:s text:c="6"/>/lib/libresolv-2.12.so</text:p>
        <text:p text:style-name="Preformatted_20_Text">b7613000-b7614000 r--p 00010000 08:01 2010 <text:s text:c="6"/>/lib/libresolv-2.12.so</text:p>
        <text:p text:style-name="Preformatted_20_Text">b7614000-b7615000 rw-p 00011000 08:01 2010 <text:s text:c="6"/>/lib/libresolv-2.12.so</text:p>
        <text:p text:style-name="Preformatted_20_Text">b7615000-b7617000 rw-p 00000000 00:00 0 </text:p>
        <text:p text:style-name="Preformatted_20_Text">b7617000-b762a000 r-xp 00000000 08:01 2019 <text:s text:c="6"/>/lib/libnsl-2.12.so</text:p>
        <text:p text:style-name="Preformatted_20_Text"><text:soft-page-break/>b762a000-b762b000 r--p 00012000 08:01 2019 <text:s text:c="6"/>/lib/libnsl-2.12.so</text:p>
        <text:p text:style-name="Preformatted_20_Text">b762b000-b762c000 rw-p 00013000 08:01 2019 <text:s text:c="6"/>/lib/libnsl-2.12.so</text:p>
        <text:p text:style-name="Preformatted_20_Text">b762c000-b762e000 rw-p 00000000 00:00 0 </text:p>
        <text:p text:style-name="Preformatted_20_Text">b764f000-b7650000 rw-p 00000000 00:00 0 </text:p>
        <text:p text:style-name="Preformatted_20_Text">b7650000-b7795000 r-xp 00000000 08:01 2000 <text:s text:c="6"/>/lib/libc-2.12.so</text:p>
        <text:p text:style-name="Preformatted_20_Text">b7795000-b7797000 r--p 00145000 08:01 2000 <text:s text:c="6"/>/lib/libc-2.12.so</text:p>
        <text:p text:style-name="Preformatted_20_Text">b7797000-b7798000 rw-p 00147000 08:01 2000 <text:s text:c="6"/>/lib/libc-2.12.so</text:p>
        <text:p text:style-name="Preformatted_20_Text">b7798000-b779b000 rw-p 00000000 00:00 0 </text:p>
        <text:p text:style-name="Preformatted_20_Text">b779b000-b779d000 r-xp 00000000 08:01 2017 <text:s text:c="6"/>/lib/libdl-2.12.so</text:p>
        <text:p text:style-name="Preformatted_20_Text">b779d000-b779e000 r--p 00001000 08:01 2017 <text:s text:c="6"/>/lib/libdl-2.12.so</text:p>
        <text:p text:style-name="Preformatted_20_Text">b779e000-b779f000 rw-p 00002000 08:01 2017 <text:s text:c="6"/>/lib/libdl-2.12.so</text:p>
        <text:p text:style-name="Preformatted_20_Text">b779f000-b77a6000 r-xp 00000000 08:01 1977 <text:s text:c="6"/>/lib/librt-2.12.so</text:p>
        <text:p text:style-name="Preformatted_20_Text">b77a6000-b77a7000 r--p 00006000 08:01 1977 <text:s text:c="6"/>/lib/librt-2.12.so</text:p>
        <text:p text:style-name="Preformatted_20_Text">b77a7000-b77a8000 rw-p 00007000 08:01 1977 <text:s text:c="6"/>/lib/librt-2.12.so</text:p>
        <text:p text:style-name="P20">b77a8000-b77bd000 r-xp 00000000 08:01 15699 <text:s text:c="5"/>/usr/lib/libevent-1.4.so.2.2.0</text:p>
        <text:p text:style-name="P20">b77bd000-b77be000 rw-p 00015000 08:01 15699 <text:s text:c="5"/>/usr/lib/libevent-1.4.so.2.2.0</text:p>
        <text:p text:style-name="Preformatted_20_Text">b77be000-b77c1000 rw-p 00000000 00:00 0 </text:p>
        <text:p text:style-name="Preformatted_20_Text">b77c1000-b77c2000 r-xp 00000000 00:00 0 <text:s text:c="9"/>[vdso]</text:p>
        <text:p text:style-name="Preformatted_20_Text">b77c2000-b77de000 r-xp 00000000 08:01 2016 <text:s text:c="6"/>/lib/ld-2.12.so</text:p>
        <text:p text:style-name="Preformatted_20_Text">b77de000-b77df000 r--p 0001b000 08:01 2016 <text:s text:c="6"/>/lib/ld-2.12.so</text:p>
        <text:p text:style-name="Preformatted_20_Text">b77df000-b77e0000 rw-p 0001c000 08:01 2016 <text:s text:c="6"/>/lib/ld-2.12.so</text:p>
        <text:p text:style-name="Preformatted_20_Text">bf888000-bf8a9000 rw-p 00000000 00:00 0 <text:s text:c="9"/>[stack]</text:p>
        <text:p text:style-name="Preformatted_20_Text"/>
        <text:p text:style-name="Preformatted_20_Text"/>
        <text:h text:style-name="Heading_20_2" text:outline-level="2">Récupérer un symbole d'un fichier DSO</text:h>
        <text:p text:style-name="Text_20_body"/>
        <text:p text:style-name="P11">Une fois projetée en mémoire, il va être intéressant de récupéré des symboles définies par la librairie, afin de les utiliser dans le programme.</text:p>
        <text:p text:style-name="P11">La fonction</text:p>
        <text:p text:style-name="P24">void *dlsym(void *handle, const char *symbol);</text:p>
        <text:p text:style-name="P24"/>
        <text:p text:style-name="P11">va lancer la recherche du symbole spécifié en deuxième paramètre, à partir de l'adresse spécifiée en premier paramètre. Cette adresse correspond généralement à la valeur de retour de dlopen. La valeur de retour de dlsym est l'adresse du symbole recherché.</text:p>
        <text:p text:style-name="P11">Pour comprendre le fonctionnement de cette fonction, le programme de test suivant va être proposé :</text:p>
        <text:list xml:id="list1035153755" text:style-name="L7">
          <text:list-item>
            <text:p text:style-name="P29">une librairie dynamique contenant une fonction appelée init est implémentée</text:p>
          </text:list-item>
          <text:list-item>
            <text:p text:style-name="P29">un programme charge cette librairie puis exécute la fonction init de la librairie chargée</text:p>
          </text:list-item>
        </text:list>
        <text:p text:style-name="P11"/>
        <text:p text:style-name="P11"/>
        <text:p text:style-name="P11"/>
        <text:p text:style-name="P11"/>
        <text:p text:style-name="P11"/>
        <text:p text:style-name="P24"><text:soft-page-break/>// fichier pluginhello.c compilée</text:p>
        <text:p text:style-name="P24">// de la manière suivante</text:p>
        <text:p text:style-name="P24">// gcc -fpic -c pluginhello.c</text:p>
        <text:p text:style-name="P24">// gcc pluginhello.o -o libtest.so -shared</text:p>
        <text:p text:style-name="Preformatted_20_Text"/>
        <text:p text:style-name="P50">#include &lt;stdio.h&gt;</text:p>
        <text:p text:style-name="Preformatted_20_Text"/>
        <text:p text:style-name="Preformatted_20_Text"/>
        <text:p text:style-name="Preformatted_20_Text"><text:bookmark text:name="init"/><text:span text:style-name="Strong_20_Emphasis"><text:span text:style-name="T3">void init(void)</text:span></text:span></text:p>
        <text:p text:style-name="Preformatted_20_Text">{</text:p>
        <text:p text:style-name="Preformatted_20_Text"><text:s text:c="16"/>puts(<text:span text:style-name="T4">"hello plugin"</text:span>);</text:p>
        <text:p text:style-name="Preformatted_20_Text">}</text:p>
        <text:p text:style-name="Preformatted_20_Text"/>
        <text:p text:style-name="Preformatted_20_Text"/>
        <text:p text:style-name="Preformatted_20_Text">// fichier main.c compilé avec </text:p>
        <text:p text:style-name="Preformatted_20_Text">// gcc main.c -ldl -o main </text:p>
        <text:p text:style-name="P50">#include &lt;dlfcn.h&gt;</text:p>
        <text:p text:style-name="P50">#include &lt;stdio.h&gt;</text:p>
        <text:p text:style-name="Preformatted_20_Text"/>
        <text:p text:style-name="Preformatted_20_Text"/>
        <text:p text:style-name="Preformatted_20_Text"><text:bookmark text:name="main"/><text:span text:style-name="Strong_20_Emphasis"><text:span text:style-name="T3">int main()</text:span></text:span></text:p>
        <text:p text:style-name="Preformatted_20_Text">{</text:p>
        <text:p text:style-name="Preformatted_20_Text"><text:s text:c="16"/>void (*ptrinit)(void) = NULL;</text:p>
        <text:p text:style-name="Preformatted_20_Text"><text:s text:c="16"/>void *libaddr = dlopen(<text:span text:style-name="T4">"./libtest.so"</text:span>, 1);</text:p>
        <text:p text:style-name="Preformatted_20_Text"><text:s text:c="16"/><text:span text:style-name="T3">if</text:span>(libaddr == NULL){</text:p>
        <text:p text:style-name="Preformatted_20_Text"><text:s text:c="32"/>printf(<text:span text:style-name="T4">"cannot load libtest : %s\n"</text:span>, dlerror());</text:p>
        <text:p text:style-name="Preformatted_20_Text"><text:s text:c="32"/><text:span text:style-name="T3">return</text:span> -1;</text:p>
        <text:p text:style-name="Preformatted_20_Text"><text:s text:c="16"/>}</text:p>
        <text:p text:style-name="Preformatted_20_Text"/>
        <text:p text:style-name="Preformatted_20_Text"><text:s text:c="16"/>ptrinit = dlsym(libaddr, <text:span text:style-name="T4">"init"</text:span>);</text:p>
        <text:p text:style-name="Preformatted_20_Text"><text:s text:c="16"/><text:span text:style-name="T3">if</text:span>(ptrinit != NULL){</text:p>
        <text:p text:style-name="Preformatted_20_Text"><text:s text:c="32"/>ptrinit();</text:p>
        <text:p text:style-name="Preformatted_20_Text"><text:s text:c="16"/>}</text:p>
        <text:p text:style-name="Preformatted_20_Text"/>
        <text:p text:style-name="Preformatted_20_Text"><text:s text:c="16"/>dlclose(libaddr);</text:p>
        <text:p text:style-name="Preformatted_20_Text"><text:s text:c="16"/><text:span text:style-name="T3">return</text:span> 0;</text:p>
        <text:p text:style-name="Preformatted_20_Text">}</text:p>
        <text:p text:style-name="P51"/>
        <text:p text:style-name="P11">L'exécution de ce programme conduit à l'exécution de la fonction init.</text:p>
        <text:p text:style-name="P11"/>
        <text:h text:style-name="Heading_20_3" text:outline-level="3">Etude d'un cas particulier de la fonction dlsym</text:h>
        <text:p text:style-name="Text_20_body"/>
        <text:p text:style-name="Text_20_body">Comme vous l'avez constaté, le premier paramètre de la fonction dlsym correspond à l'adresse d'un fichier DSO projeté en mémoire. Il existe deux autres valeurs qui peuvent être utilisées :</text:p>
        <text:list xml:id="list1745778266" text:style-name="L8">
          <text:list-item>
            <text:p text:style-name="P34">RTLD_NEXT</text:p>
          </text:list-item>
          <text:list-item>
            <text:p text:style-name="P34"><text:soft-page-break/>RTLD_DEFAULT</text:p>
          </text:list-item>
        </text:list>
        <text:p text:style-name="Text_20_body"/>
        <text:p text:style-name="Text_20_body">En utilisant en premier paramètre de dlsym la valeur RTLD_NEXT, la recherche du symbole va débuter à partir de l'adresse mémoire de la bibliothèque en cours. </text:p>
        <text:p text:style-name="Text_20_body">En utilisant la valeur RTLD_DEFAULT, la recherche du symbole va se faire en recherchant dans l'ordre de chargement des librairies.</text:p>
        <text:p text:style-name="Text_20_body"/>
        <text:p text:style-name="Text_20_body">La valeur intéressant est évidemment RTLD_NEXT. Elle permet de créer des enveloppes (wrapper) de fonctions, comme le test suivant va le montrer.</text:p>
        <text:p text:style-name="Text_20_body">L'objectif du programme est de coder une librairie « enveloppant » la fonction strcmp, c'est à dire qu'un appel à cette fonction depuis un programme fait appel à notre librairie, laquelle, après un traitement, va déléguer le travail à la fonction strcmp de la libc.</text:p>
        <text:p text:style-name="Text_20_body"/>
        <text:p text:style-name="Text_20_body">Voici le programme de test :</text:p>
        <text:p text:style-name="P50">#include &lt;stdio.h&gt;</text:p>
        <text:p text:style-name="Preformatted_20_Text"/>
        <text:p text:style-name="Preformatted_20_Text"><text:bookmark text:name="f1"/><text:span text:style-name="Strong_20_Emphasis"><text:span text:style-name="T3">void f1(char *const a, char *const b)</text:span></text:span></text:p>
        <text:p text:style-name="Preformatted_20_Text">{</text:p>
        <text:p text:style-name="Preformatted_20_Text"><text:s text:c="8"/>printf(<text:span text:style-name="T4">"%d\n"</text:span>, strcmp(a, b));</text:p>
        <text:p text:style-name="Preformatted_20_Text">}</text:p>
        <text:p text:style-name="Preformatted_20_Text"/>
        <text:p text:style-name="Preformatted_20_Text"><text:bookmark text:name="main1"/><text:span text:style-name="Strong_20_Emphasis"><text:span text:style-name="T3">int main()</text:span></text:span></text:p>
        <text:p text:style-name="Preformatted_20_Text">{</text:p>
        <text:p text:style-name="Preformatted_20_Text"><text:s text:c="8"/>char a[] = <text:span text:style-name="T4">"hello"</text:span>;</text:p>
        <text:p text:style-name="Preformatted_20_Text"><text:s text:c="8"/>char b[] = <text:span text:style-name="T4">"world"</text:span>;</text:p>
        <text:p text:style-name="Preformatted_20_Text"/>
        <text:p text:style-name="Preformatted_20_Text"><text:s text:c="8"/>f1(a, b);</text:p>
        <text:p text:style-name="Preformatted_20_Text"><text:s text:c="8"/><text:span text:style-name="T3">return</text:span> 0;</text:p>
        <text:p text:style-name="P51">}</text:p>
        <text:p text:style-name="Text_20_body">L'exécution de ce programme va se faire sans surprise, de même que le résultat.</text:p>
        <text:p text:style-name="Preformatted_20_Text">fred ~/ $ ./test </text:p>
        <text:p text:style-name="Preformatted_20_Text">-1</text:p>
        <text:p text:style-name="Preformatted_20_Text"/>
        <text:p text:style-name="Text_20_body">Voici maintenant le code de la librairie :</text:p>
        <text:p text:style-name="P50">#include &lt;dlfcn.h&gt;</text:p>
        <text:p text:style-name="P50">#include &lt;stdio.h&gt;</text:p>
        <text:p text:style-name="Preformatted_20_Text"/>
        <text:p text:style-name="Preformatted_20_Text"><text:bookmark text:name="strcmp"/><text:span text:style-name="Strong_20_Emphasis"><text:span text:style-name="T3">int strcmp(const char *c1, const char *c2)</text:span></text:span></text:p>
        <text:p text:style-name="Preformatted_20_Text">{</text:p>
        <text:p text:style-name="Preformatted_20_Text"><text:s text:c="8"/>static int (*true_strcmp)(const char*, const char*) = NULL;</text:p>
        <text:p text:style-name="Preformatted_20_Text"><text:s text:c="8"/><text:span text:style-name="T3">if</text:span>(true_strcmp == NULL){</text:p>
        <text:p text:style-name="Preformatted_20_Text"><text:s text:c="24"/>true_strcmp = dlsym(RTLD_NEXT, <text:span text:style-name="T4">"strcmp"</text:span>);</text:p>
        <text:p text:style-name="Preformatted_20_Text"><text:s text:c="8"/>}</text:p>
        <text:p text:style-name="Preformatted_20_Text"><text:s text:c="8"/></text:p>
        <text:p text:style-name="Preformatted_20_Text"><text:soft-page-break/><text:s text:c="8"/>printf(<text:span text:style-name="T4">"param1=%s; param2=%s\n"</text:span>, c1, c2);</text:p>
        <text:p text:style-name="Preformatted_20_Text"><text:s text:c="8"/><text:span text:style-name="T3">if</text:span>(true_strcmp){</text:p>
        <text:p text:style-name="Preformatted_20_Text"><text:s text:c="24"/><text:span text:style-name="T3">return</text:span> true_strcmp(c1, c2);</text:p>
        <text:p text:style-name="Preformatted_20_Text"><text:s text:c="8"/>}</text:p>
        <text:p text:style-name="Preformatted_20_Text"><text:s text:c="8"/></text:p>
        <text:p text:style-name="Preformatted_20_Text"><text:s text:c="8"/><text:span text:style-name="T3">return</text:span> 0;</text:p>
        <text:p text:style-name="P51">}</text:p>
        <text:p text:style-name="Text_20_body">Cette librairie se compile de la manière suivante :</text:p>
        <text:p text:style-name="Preformatted_20_Text"/>
        <text:p text:style-name="Preformatted_20_Text">fred ~/ $ gcc -fpic <text:s/>correction.c -o libtest.so -shared -ldl</text:p>
        <text:p text:style-name="Preformatted_20_Text"/>
        <text:p text:style-name="Text_20_body">Nous allons reéxécuter le programme ./test, en demandant au programme ld-linux.so de charger en priorité la librairie libtest.so</text:p>
        <text:p text:style-name="Preformatted_20_Text">fred ~/ $ LD_PRELOAD=./libtest.so ./test</text:p>
        <text:p text:style-name="Preformatted_20_Text">param1=hello; param2=world</text:p>
        <text:p text:style-name="Preformatted_20_Text">-1</text:p>
        <text:p text:style-name="Text_20_body"/>
        <text:p text:style-name="Text_20_body">Nous constatons une différence dans l'exécution. En effet, la fonction strcmp utilisée par le programme est désormais dans la librairie libtest.so. Cette dernière affiche les valeurs des variables, puis délégue le travail au vrai strcmp. </text:p>
        <text:p text:style-name="Text_20_body">En l'occurence, le « vrai » strcmp se situe dans la libc, qui a été chargée après la libtest.</text:p>
        <text:p text:style-name="Text_20_body">Schématiquement, le mapping mémoire est le suivant </text:p>
        <text:p text:style-name="Text_20_body"/>
        <text:p text:style-name="Preformatted_20_Text"><draw:frame text:anchor-type="paragraph" draw:z-index="15" draw:style-name="gr13" draw:text-style-name="P52" svg:width="6.589cm" svg:height="7.621cm" svg:x="10.377cm" svg:y="0.102cm"><draw:text-box><text:p><text:span text:style-name="T6">Un appel à la fonction strcmp depuis l'application « test » va utiliser le symbole de la librairie libtest.</text:span></text:p><text:p><text:span text:style-name="T6"/></text:p><text:p><text:span text:style-name="T6"><text:s/></text:span><text:span text:style-name="T6">A partir de la librairie libtest, nous lançons la recherche du prochain (RTLD_NEXT) symbole de nom « strcmp » que l'on peut trouver en mémoire. </text:span></text:p><text:p><text:span text:style-name="T6"/></text:p><text:p><text:span text:style-name="T6">En l'occurrence, ce dernier se situera dans la libc.</text:span></text:p></draw:text-box></draw:frame><draw:frame text:anchor-type="paragraph" draw:z-index="14" draw:style-name="gr12" draw:text-style-name="P52" svg:width="6.721cm" svg:height="1.218cm" svg:x="1.487cm" svg:y="5.579cm"><draw:text-box><text:p><text:span text:style-name="T6">Espace mémoire de la libc</text:span></text:p></draw:text-box></draw:frame><draw:rect text:anchor-type="paragraph" draw:z-index="11" draw:style-name="gr9" draw:text-style-name="P53" svg:width="9.949cm" svg:height="2.408cm" svg:x="0.058cm" svg:y="4.759cm"><text:p/></draw:rect><draw:frame text:anchor-type="paragraph" draw:z-index="13" draw:style-name="gr11" draw:text-style-name="P52" svg:width="7.118cm" svg:height="1.271cm" svg:x="1.302cm" svg:y="2.96cm"><draw:text-box><text:p><text:span text:style-name="T6">Espace mémoire de la librairie libtest, laquelle a été chargée avant la libc, grâce à LD_PRELOAD.</text:span></text:p></draw:text-box></draw:frame><draw:frame text:anchor-type="paragraph" draw:z-index="12" draw:style-name="gr10" draw:text-style-name="P52" svg:width="6.959cm" svg:height="1.377cm" svg:x="1.461cm" svg:y="0.817cm"><draw:text-box><text:p><text:span text:style-name="T6">Espace mémoire de l'application test</text:span></text:p></draw:text-box></draw:frame><draw:rect text:anchor-type="paragraph" draw:z-index="10" draw:style-name="gr8" draw:text-style-name="P53" svg:width="9.949cm" svg:height="2.408cm" svg:x="0.058cm" svg:y="2.351cm"><text:p/></draw:rect><draw:rect text:anchor-type="paragraph" draw:z-index="9" draw:style-name="gr7" draw:text-style-name="P53" svg:width="9.949cm" svg:height="2.408cm" svg:x="0.058cm" svg:y="-0.056cm"><text:p/></draw:rec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Text_20_body">A retenir donc : il existe deux valeurs prédéfinies que l'on peut utiliser avec la fonction dlsym. L'utilisation de la valeur RTLD_NEXT est utilisée par emballer une fonction. Et enfin, l'utilisation de RTLD_NEXT ou RTLD_DEFAULT rend inutile l'utilisation de dlopen, puisque la recherche va se faire à partir de l'adresse de la librairie courante.</text:p>
        <text:h text:style-name="Heading_20_2" text:outline-level="2"><text:soft-page-break/>Libérer les ressources.</text:h>
        <text:p text:style-name="Text_20_body"/>
        <text:p text:style-name="Text_20_body">Dans le cas où nous avons projeté une librairie en mémoire via dlopen, il est recommandé de libérer de l'espace mémoire lorsque les symboles qu'elle definit ne sont plus utilisés.</text:p>
        <text:p text:style-name="Text_20_body"/>
        <text:p text:style-name="Text_20_body">La fonction à utiliser est dlclose:</text:p>
        <text:p text:style-name="Preformatted_20_Text">int dlclose(void *handle);</text:p>
        <text:p text:style-name="Preformatted_20_Text"/>
        <text:h text:style-name="Heading_20_2" text:outline-level="2">Récupération d'informations sur l'adresse d'une fonction</text:h>
        <text:p text:style-name="Text_20_body"/>
        <text:p text:style-name="P11">Il existe certaines situations dans lesquelles nous avons à notre disposition l'adresse (approximative) d'une fonction, sans connaître son nom, ni son emplacement. C'est le cas notamment lorsqu'on utilise la fonction backtrace, qui retourne la pile d'appel sous forme de tableau contenant les adresses des fonctions.</text:p>
        <text:p text:style-name="P11">La fonction dladdr, présentée avec un exemple ci-dessous, permet de récupérer des informations sur une adresse de fonction, à la condition que celle-ci soit définie dans une librairie dynamique (n'oublions pas que la libdl traite principalement tout ce qui concerne la liaison dynamique).</text:p>
        <text:p text:style-name="P11"/>
        <text:p text:style-name="P11">Voici un exemple récupérant des informations sur la fonction malloc (qui appartient à la librairie partagée libc.so)</text:p>
        <text:p text:style-name="P11"/>
        <text:p text:style-name="P24"><text:span text:style-name="Strong_20_Emphasis"><text:span text:style-name="T5">#define _GNU_SOURCE</text:span></text:span></text:p>
        <text:p text:style-name="P50">#include &lt;dlfcn.h&gt;</text:p>
        <text:p text:style-name="P50">#include &lt;stdio.h&gt;</text:p>
        <text:p text:style-name="P50">#include &lt;stdlib.h&gt;</text:p>
        <text:p text:style-name="Preformatted_20_Text"/>
        <text:p text:style-name="Preformatted_20_Text"><text:bookmark text:name="main2"/><text:span text:style-name="Strong_20_Emphasis"><text:span text:style-name="T3">int main()</text:span></text:span></text:p>
        <text:p text:style-name="Preformatted_20_Text">{</text:p>
        <text:p text:style-name="Preformatted_20_Text"><text:s text:c="8"/>// recupération de l'adresse de malloc (pour l'exemple)</text:p>
        <text:p text:style-name="Preformatted_20_Text"><text:s text:c="8"/>void *exemple = malloc;</text:p>
        <text:p text:style-name="Preformatted_20_Text"><text:s text:c="8"/>Dl_info info;</text:p>
        <text:p text:style-name="Preformatted_20_Text"/>
        <text:p text:style-name="Preformatted_20_Text"><text:s text:c="8"/><text:span text:style-name="T3">if</text:span>(dladdr(exemple, &amp;info) == 0){</text:p>
        <text:p text:style-name="Preformatted_20_Text"><text:s text:c="16"/>printf(<text:span text:style-name="T4">"error %s\n"</text:span>, dlerror());</text:p>
        <text:p text:style-name="Preformatted_20_Text"><text:s text:c="16"/><text:span text:style-name="T3">return</text:span> 0;</text:p>
        <text:p text:style-name="Preformatted_20_Text"><text:s text:c="8"/>}</text:p>
        <text:p text:style-name="Preformatted_20_Text"/>
        <text:p text:style-name="Preformatted_20_Text"><text:s text:c="8"/>printf(<text:span text:style-name="T4">"symbole définit dans le fichier %s\n"</text:span>, info.dli_fname);</text:p>
        <text:p text:style-name="Preformatted_20_Text"><text:s text:c="8"/>printf(<text:span text:style-name="T4">"nom du symbole <text:s/>%s\n"</text:span>, info.dli_sname);</text:p>
        <text:p text:style-name="Preformatted_20_Text"><text:s text:c="8"/>return 0;</text:p>
        <text:p text:style-name="P51">}</text:p>
        <text:p text:style-name="P11"><text:soft-page-break/>La sortie du programme est la suivante :</text:p>
        <text:p text:style-name="Preformatted_20_Text">fred ~/ $ ./test </text:p>
        <text:p text:style-name="Preformatted_20_Text">symbole définit dans le fichier ./test</text:p>
        <text:p text:style-name="Preformatted_20_Text">nom du symbole <text:s/>malloc</text:p>
        <text:p text:style-name="Preformatted_20_Text"/>
        <text:p text:style-name="Preformatted_20_Text"/>
        <text:h text:style-name="Heading_20_1" text:outline-level="1">Idées d'exercices</text:h>
        <text:p text:style-name="Text_20_body"/>
        <text:p text:style-name="Standard">L'objectif de cet exercice est de créer une bibliothèque libdemul. L'exercice fera appel à vos connaissances concernant :</text:p>
        <text:list xml:id="list1236199149" text:style-name="L9">
          <text:list-item>
            <text:p text:style-name="P38">les extensions de gcc</text:p>
          </text:list-item>
          <text:list-item>
            <text:p text:style-name="P38">le linkage dynamique</text:p>
          </text:list-item>
          <text:list-item>
            <text:p text:style-name="P38">la compilation de librairies</text:p>
          </text:list-item>
        </text:list>
        <text:p text:style-name="Text_20_body"><text:line-break/>L'exercice sera fera par étapes. Le but est de créer des surcouches à certaines fonctions afin d'en modifier le comportement.</text:p>
        <text:list xml:id="list1184783634" text:style-name="L10">
          <text:list-item>
            <text:p text:style-name="P35">Créer un constructeur de librairie initialisant une variable globale statique de type uint64_t avec la valeur zéro.</text:p>
          </text:list-item>
        </text:list>
        <text:list xml:id="list678355121" text:style-name="L11">
          <text:list-item>
            <text:p text:style-name="P36">Créer une fonction surcouchant la fonction write ( dont vous avez le prototype par l'exercice précédent ). La fonction write prend en premier paramètre un descripteur de fichier, identifiant là où doivent être écrites les données. Par exemple, dans le cas d'un affichage à l'écran, le descripteur de fichier vaut la valeur 1 ( valeur constante ). Dans le cas d'un fichier standard,  le numéro de descripteur peut varier entre 3 et1048576 ( limite système ). Votre surcouche devra permettre, dans le cas d'une écriture dans un fichier standard, d'afficher à l'écran ce qui va être écrit. Par exemple, l'appel suivant :</text:p>
          </text:list-item>
        </text:list>
        <text:p text:style-name="Text_20_body"><text:line-break/>ssize_t ret = write(24, "coucou", 6);<text:line-break/>devra écrire coucou dans le descripteur de fichier 24 ( comportement normal ) et en plus afficher coucou à l'écran. C'est exactement ce que permet la commande "tee" sous linux.<text:line-break/>Attention, dans le cas d'une écriture sur le terminal ( correspondant à un appel write(1, "coucou", 6) ) le message ne devra être affiché qu'une fois.<text:line-break/><text:line-break/>Vous incrémenterez la variable globale statique avec le nombre de caractère qui ont été écrit sur le terminal</text:p>
        <text:list xml:id="list153227850" text:style-name="L12">
          <text:list-item>
            <text:p text:style-name="P39">Créer une destructeur de librairie qui permettra d'afficher le nombre d'octets affichés depuis le début du programme.</text:p>
          </text:list-item>
          <text:list-item>
            <text:p text:style-name="P39">Donnez la(les) commandes permettant de compiler cette librairie</text:p>
          </text:list-item>
          <text:list-item>
            <text:p text:style-name="P37">Donnez un exemple d'utilisation de cette librairie sur un programme appelé "test1"</text:p>
          </text:list-item>
        </text:list>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Wingdings 2" svg:font-family="'Wingdings 2'" style:font-charset="x-symbol"/>
    <style:font-face style:name="Symbol" svg:font-family="Symbol" style:font-family-generic="roman" style:font-pitch="variable" style:font-charset="x-symbol"/>
    <style:font-face style:name="OpenSymbol" svg:font-family="OpenSymbol"/>
    <style:font-face style:name="StarSymbol1" svg:font-family="StarSymbol, 'Arial Unicode MS'"/>
    <style:font-face style:name="Tahoma1" svg:font-family="Tahoma"/>
    <style:font-face style:name="Bitstream Vera Sans Mono" svg:font-family="'Bitstream Vera Sans Mono'" style:font-family-generic="modern"/>
    <style:font-face style:name="Bitstream Vera Sans Mono1" svg:font-family="'Bitstream Vera Sans Mono', Arial" style:font-family-generic="modern"/>
    <style:font-face style:name="Mincho1" svg:font-family="Mincho, msmincho" style:font-family-generic="roman"/>
    <style:font-face style:name="Andale Sans UI1" svg:font-family="'Andale Sans UI', 'Arial Unicode MS'" style:font-pitch="variable"/>
    <style:font-face style:name="Bitstream Vera Sans2" svg:font-family="'Bitstream Vera Sans', 'Times New Roman'" style:font-pitch="variable"/>
    <style:font-face style:name="Lucidasans" svg:font-family="Lucidasans" style:font-pitch="variable"/>
    <style:font-face style:name="Mincho" svg:font-family="Mincho, msmincho" style:font-pitch="variable"/>
    <style:font-face style:name="Tahoma2"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r" fo:country="FR" style:font-name-asian="Andale Sans UI"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Bitstream Vera Serif1" fo:font-size="12pt" fo:language="fr" fo:country="FR" style:font-name-asian="Andale Sans UI1" style:font-size-asian="12pt" style:language-asian="fr" style:country-asian="FR" style:font-name-complex="Lucidasans" style:font-size-complex="12pt" style:language-complex="fr" style:country-complex="FR" fo:hyphenate="false" fo:hyphenation-remain-char-count="2" fo:hyphenation-push-char-count="2"/>
    </style:style>
    <style:style style:name="Text_20_body" style:display-name="Text body" style:family="paragraph" style:parent-style-name="Standard" style:class="text">
      <style:paragraph-properties fo:margin-top="0cm" fo:margin-bottom="0.212cm" fo:background-color="transparent">
        <style:tab-stops/>
        <style:background-image/>
      </style:paragraph-properties>
      <style:text-properties style:font-name="Bitstream Vera Sans1" fo:font-size="10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2" style:font-size-complex="14pt"/>
    </style:style>
    <style:style style:name="Heading_20_1" style:display-name="Heading 1" style:family="paragraph" style:parent-style-name="Titre1" style:next-style-name="Text_20_body" style:default-outline-level="1"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Titre1"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re1" style:next-style-name="Text_20_body" style:default-outline-level="3" style:class="text">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Titre1" style:next-style-name="Text_20_body" style:class="text">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itre1"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itre1"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
    </style:style>
    <style:style style:name="Contents_20_Heading" style:display-name="Contents Heading" style:family="paragraph" style:parent-style-name="Titre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itre1" style:family="paragraph" style:parent-style-name="Standard" style:next-style-name="Text_20_body">
      <style:paragraph-properties fo:margin-top="0.423cm" fo:margin-bottom="0.212cm" fo:keep-with-next="always"/>
      <style:text-properties style:font-name="Bitstream Vera Sans2" fo:font-size="14pt" style:font-name-asian="Mincho1" style:font-size-asian="14pt" style:font-name-complex="Lucidasans" style:font-size-complex="14pt"/>
    </style:style>
    <style:style style:name="Légende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Paragraphe_20_justifié" style:display-name="Paragraphe justifié" style:family="paragraph" style:parent-style-name="Standard">
      <style:paragraph-properties style:line-height-at-least="0.423cm" fo:text-align="justify" style:justify-single-word="false"/>
    </style:style>
    <style:style style:name="Justification" style:family="paragraph" style:parent-style-name="Paragraphe_20_justifié" style:next-style-name="Paragraphe_20_justifié">
      <style:paragraph-properties fo:margin-top="0.423cm" fo:margin-bottom="0.212cm" fo:keep-with-next="always"/>
      <style:text-properties fo:font-weight="bold" style:font-weight-asian="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Bitstream Vera Sans Mono1" style:font-name-asian="Bitstream Vera Sans Mono1" style:font-name-complex="Bitstream Vera Sans Mono1"/>
    </style:style>
    <style:style style:name="WW8Num2z0" style:family="text">
      <style:text-properties style:font-name="StarSymbol1"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8z1" style:family="text">
      <style:text-properties style:font-name="Wingdings 2"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1"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Police_20_par_20_défaut" style:display-name="Police par défaut" style:family="text"/>
    <style:style style:name="WW-Absatz-Standardschriftart111111"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format="1" text:display-levels="3">
        <style:list-level-properties text:space-before="0.028cm"/>
      </text:outline-level-style>
      <text:outline-level-style text:level="4" style:num-suffix="." style:num-format="1" text:display-levels="4">
        <style:list-level-properties/>
      </text:outline-level-style>
      <text:outline-level-style text:level="5"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format="1" text:display-levels="3">
        <style:list-level-properties text:space-before="0.028cm"/>
      </text:list-level-style-number>
      <text:list-level-style-number text:level="4" style:num-suffix="."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1"/>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1"/>
      </text:list-level-style-bullet>
      <text:list-level-style-bullet text:level="4" text:style-name="WW8Num2z0" style:num-suffix="." text:bullet-char="●">
        <style:list-level-properties text:space-before="2.54cm" text:min-label-width="0.635cm"/>
        <style:text-properties style:font-name="StarSymbol1"/>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1"/>
      </text:list-level-style-bullet>
      <text:list-level-style-bullet text:level="7" text:style-name="WW8Num2z0" style:num-suffix="." text:bullet-char="●">
        <style:list-level-properties text:space-before="4.445cm" text:min-label-width="0.635cm"/>
        <style:text-properties style:font-name="StarSymbol1"/>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StarSymbol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StarSymbol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1"/>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1"/>
      </text:list-level-style-bullet>
      <text:list-level-style-bullet text:level="4" text:style-name="WW8Num4z0" style:num-suffix="." text:bullet-char="●">
        <style:list-level-properties text:space-before="2.54cm" text:min-label-width="0.635cm"/>
        <style:text-properties style:font-name="StarSymbol1"/>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1"/>
      </text:list-level-style-bullet>
      <text:list-level-style-bullet text:level="7" text:style-name="WW8Num4z0" style:num-suffix="." text:bullet-char="●">
        <style:list-level-properties text:space-before="4.445cm" text:min-label-width="0.635cm"/>
        <style:text-properties style:font-name="StarSymbol1"/>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1"/>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1"/>
      </text:list-level-style-bullet>
      <text:list-level-style-bullet text:level="4" text:style-name="WW8Num5z0" style:num-suffix="." text:bullet-char="●">
        <style:list-level-properties text:space-before="2.54cm" text:min-label-width="0.635cm"/>
        <style:text-properties style:font-name="StarSymbol1"/>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1"/>
      </text:list-level-style-bullet>
      <text:list-level-style-bullet text:level="7" text:style-name="WW8Num5z0" style:num-suffix="." text:bullet-char="●">
        <style:list-level-properties text:space-before="4.445cm" text:min-label-width="0.635cm"/>
        <style:text-properties style:font-name="StarSymbol1"/>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tarSymbol1"/>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1"/>
      </text:list-level-style-bullet>
      <text:list-level-style-bullet text:level="4" text:style-name="WW8Num6z0" style:num-suffix="." text:bullet-char="●">
        <style:list-level-properties text:space-before="2.54cm" text:min-label-width="0.635cm"/>
        <style:text-properties style:font-name="StarSymbol1"/>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1"/>
      </text:list-level-style-bullet>
      <text:list-level-style-bullet text:level="7" text:style-name="WW8Num6z0" style:num-suffix="." text:bullet-char="●">
        <style:list-level-properties text:space-before="4.445cm" text:min-label-width="0.635cm"/>
        <style:text-properties style:font-name="StarSymbol1"/>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0" style:num-suffix="." text:bullet-char="■">
        <style:list-level-properties text:space-before="1.905cm" text:min-label-width="0.635cm"/>
        <style:text-properties style:font-name="StarSymbol1"/>
      </text:list-level-style-bullet>
      <text:list-level-style-bullet text:level="4" text:style-name="WW8Num7z0" style:num-suffix="." text:bullet-char="●">
        <style:list-level-properties text:space-before="2.54cm" text:min-label-width="0.635cm"/>
        <style:text-properties style:font-name="StarSymbol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0" style:num-suffix="." text:bullet-char="■">
        <style:list-level-properties text:space-before="3.81cm" text:min-label-width="0.635cm"/>
        <style:text-properties style:font-name="StarSymbol1"/>
      </text:list-level-style-bullet>
      <text:list-level-style-bullet text:level="7" text:style-name="WW8Num7z0" style:num-suffix="." text:bullet-char="●">
        <style:list-level-properties text:space-before="4.445cm" text:min-label-width="0.635cm"/>
        <style:text-properties style:font-name="StarSymbol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tarSymbol1"/>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0" style:num-suffix="." text:bullet-char="■">
        <style:list-level-properties text:space-before="1.905cm" text:min-label-width="0.635cm"/>
        <style:text-properties style:font-name="StarSymbol1"/>
      </text:list-level-style-bullet>
      <text:list-level-style-bullet text:level="4" text:style-name="WW8Num8z0" style:num-suffix="." text:bullet-char="●">
        <style:list-level-properties text:space-before="2.54cm" text:min-label-width="0.635cm"/>
        <style:text-properties style:font-name="StarSymbol1"/>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0" style:num-suffix="." text:bullet-char="■">
        <style:list-level-properties text:space-before="3.81cm" text:min-label-width="0.635cm"/>
        <style:text-properties style:font-name="StarSymbol1"/>
      </text:list-level-style-bullet>
      <text:list-level-style-bullet text:level="7" text:style-name="WW8Num8z0" style:num-suffix="." text:bullet-char="●">
        <style:list-level-properties text:space-before="4.445cm" text:min-label-width="0.635cm"/>
        <style:text-properties style:font-name="StarSymbol1"/>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tarSymbol1"/>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0" style:num-suffix="." text:bullet-char="■">
        <style:list-level-properties text:space-before="1.905cm" text:min-label-width="0.635cm"/>
        <style:text-properties style:font-name="StarSymbol1"/>
      </text:list-level-style-bullet>
      <text:list-level-style-bullet text:level="4" text:style-name="WW8Num9z0" style:num-suffix="." text:bullet-char="●">
        <style:list-level-properties text:space-before="2.54cm" text:min-label-width="0.635cm"/>
        <style:text-properties style:font-name="StarSymbol1"/>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0" style:num-suffix="." text:bullet-char="■">
        <style:list-level-properties text:space-before="3.81cm" text:min-label-width="0.635cm"/>
        <style:text-properties style:font-name="StarSymbol1"/>
      </text:list-level-style-bullet>
      <text:list-level-style-bullet text:level="7" text:style-name="WW8Num9z0" style:num-suffix="." text:bullet-char="●">
        <style:list-level-properties text:space-before="4.445cm" text:min-label-width="0.635cm"/>
        <style:text-properties style:font-name="StarSymbol1"/>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1"/>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1"/>
      </text:list-level-style-bullet>
      <text:list-level-style-bullet text:level="4" text:style-name="WW8Num10z0" style:num-suffix="." text:bullet-char="●">
        <style:list-level-properties text:space-before="2.54cm" text:min-label-width="0.635cm"/>
        <style:text-properties style:font-name="StarSymbol1"/>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1"/>
      </text:list-level-style-bullet>
      <text:list-level-style-bullet text:level="7" text:style-name="WW8Num10z0" style:num-suffix="." text:bullet-char="●">
        <style:list-level-properties text:space-before="4.445cm" text:min-label-width="0.635cm"/>
        <style:text-properties style:font-name="StarSymbol1"/>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tarSymbol1"/>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0" style:num-suffix="." text:bullet-char="■">
        <style:list-level-properties text:space-before="1.905cm" text:min-label-width="0.635cm"/>
        <style:text-properties style:font-name="StarSymbol1"/>
      </text:list-level-style-bullet>
      <text:list-level-style-bullet text:level="4" text:style-name="WW8Num11z0" style:num-suffix="." text:bullet-char="●">
        <style:list-level-properties text:space-before="2.54cm" text:min-label-width="0.635cm"/>
        <style:text-properties style:font-name="StarSymbol1"/>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0" style:num-suffix="." text:bullet-char="■">
        <style:list-level-properties text:space-before="3.81cm" text:min-label-width="0.635cm"/>
        <style:text-properties style:font-name="StarSymbol1"/>
      </text:list-level-style-bullet>
      <text:list-level-style-bullet text:level="7" text:style-name="WW8Num11z0" style:num-suffix="." text:bullet-char="●">
        <style:list-level-properties text:space-before="4.445cm" text:min-label-width="0.635cm"/>
        <style:text-properties style:font-name="StarSymbol1"/>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tarSymbol1"/>
      </text:list-level-style-bullet>
      <text:list-level-style-bullet text:level="2" text:style-name="WW8Num12z1" style:num-suffix="." text:bullet-char="">
        <style:list-level-properties text:space-before="1.27cm" text:min-label-width="0.635cm"/>
        <style:text-properties style:font-name="Wingdings 2"/>
      </text:list-level-style-bullet>
      <text:list-level-style-bullet text:level="3" text:style-name="WW8Num12z0" style:num-suffix="." text:bullet-char="■">
        <style:list-level-properties text:space-before="1.905cm" text:min-label-width="0.635cm"/>
        <style:text-properties style:font-name="StarSymbol1"/>
      </text:list-level-style-bullet>
      <text:list-level-style-bullet text:level="4" text:style-name="WW8Num12z0" style:num-suffix="." text:bullet-char="●">
        <style:list-level-properties text:space-before="2.54cm" text:min-label-width="0.635cm"/>
        <style:text-properties style:font-name="StarSymbol1"/>
      </text:list-level-style-bullet>
      <text:list-level-style-bullet text:level="5" text:style-name="WW8Num12z1" style:num-suffix="." text:bullet-char="">
        <style:list-level-properties text:space-before="3.175cm" text:min-label-width="0.635cm"/>
        <style:text-properties style:font-name="Wingdings 2"/>
      </text:list-level-style-bullet>
      <text:list-level-style-bullet text:level="6" text:style-name="WW8Num12z0" style:num-suffix="." text:bullet-char="■">
        <style:list-level-properties text:space-before="3.81cm" text:min-label-width="0.635cm"/>
        <style:text-properties style:font-name="StarSymbol1"/>
      </text:list-level-style-bullet>
      <text:list-level-style-bullet text:level="7" text:style-name="WW8Num12z0" style:num-suffix="." text:bullet-char="●">
        <style:list-level-properties text:space-before="4.445cm" text:min-label-width="0.635cm"/>
        <style:text-properties style:font-name="StarSymbol1"/>
      </text:list-level-style-bullet>
      <text:list-level-style-bullet text:level="8" text:style-name="WW8Num12z1" style:num-suffix="." text:bullet-char="">
        <style:list-level-properties text:space-before="5.08cm" text:min-label-width="0.635cm"/>
        <style:text-properties style:font-name="Wingdings 2"/>
      </text:list-level-style-bullet>
      <text:list-level-style-bullet text:level="9" text:style-name="WW8Num12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tarSymbol1"/>
      </text:list-level-style-bullet>
      <text:list-level-style-bullet text:level="2" text:style-name="WW8Num13z1" style:num-suffix="." text:bullet-char="">
        <style:list-level-properties text:space-before="1.27cm" text:min-label-width="0.635cm"/>
        <style:text-properties style:font-name="Wingdings 2"/>
      </text:list-level-style-bullet>
      <text:list-level-style-bullet text:level="3" text:style-name="WW8Num13z0" style:num-suffix="." text:bullet-char="■">
        <style:list-level-properties text:space-before="1.905cm" text:min-label-width="0.635cm"/>
        <style:text-properties style:font-name="StarSymbol1"/>
      </text:list-level-style-bullet>
      <text:list-level-style-bullet text:level="4" text:style-name="WW8Num13z0" style:num-suffix="." text:bullet-char="●">
        <style:list-level-properties text:space-before="2.54cm" text:min-label-width="0.635cm"/>
        <style:text-properties style:font-name="StarSymbol1"/>
      </text:list-level-style-bullet>
      <text:list-level-style-bullet text:level="5" text:style-name="WW8Num13z1" style:num-suffix="." text:bullet-char="">
        <style:list-level-properties text:space-before="3.175cm" text:min-label-width="0.635cm"/>
        <style:text-properties style:font-name="Wingdings 2"/>
      </text:list-level-style-bullet>
      <text:list-level-style-bullet text:level="6" text:style-name="WW8Num13z0" style:num-suffix="." text:bullet-char="■">
        <style:list-level-properties text:space-before="3.81cm" text:min-label-width="0.635cm"/>
        <style:text-properties style:font-name="StarSymbol1"/>
      </text:list-level-style-bullet>
      <text:list-level-style-bullet text:level="7" text:style-name="WW8Num13z0" style:num-suffix="." text:bullet-char="●">
        <style:list-level-properties text:space-before="4.445cm" text:min-label-width="0.635cm"/>
        <style:text-properties style:font-name="StarSymbol1"/>
      </text:list-level-style-bullet>
      <text:list-level-style-bullet text:level="8" text:style-name="WW8Num13z1" style:num-suffix="." text:bullet-char="">
        <style:list-level-properties text:space-before="5.08cm" text:min-label-width="0.635cm"/>
        <style:text-properties style:font-name="Wingdings 2"/>
      </text:list-level-style-bullet>
      <text:list-level-style-bullet text:level="9" text:style-name="WW8Num13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tarSymbol1"/>
      </text:list-level-style-bullet>
      <text:list-level-style-bullet text:level="2" text:style-name="WW8Num14z1" style:num-suffix="." text:bullet-char="">
        <style:list-level-properties text:space-before="1.27cm" text:min-label-width="0.635cm"/>
        <style:text-properties style:font-name="Wingdings 2"/>
      </text:list-level-style-bullet>
      <text:list-level-style-bullet text:level="3" text:style-name="WW8Num14z0" style:num-suffix="." text:bullet-char="■">
        <style:list-level-properties text:space-before="1.905cm" text:min-label-width="0.635cm"/>
        <style:text-properties style:font-name="StarSymbol1"/>
      </text:list-level-style-bullet>
      <text:list-level-style-bullet text:level="4" text:style-name="WW8Num14z0" style:num-suffix="." text:bullet-char="●">
        <style:list-level-properties text:space-before="2.54cm" text:min-label-width="0.635cm"/>
        <style:text-properties style:font-name="StarSymbol1"/>
      </text:list-level-style-bullet>
      <text:list-level-style-bullet text:level="5" text:style-name="WW8Num14z1" style:num-suffix="." text:bullet-char="">
        <style:list-level-properties text:space-before="3.175cm" text:min-label-width="0.635cm"/>
        <style:text-properties style:font-name="Wingdings 2"/>
      </text:list-level-style-bullet>
      <text:list-level-style-bullet text:level="6" text:style-name="WW8Num14z0" style:num-suffix="." text:bullet-char="■">
        <style:list-level-properties text:space-before="3.81cm" text:min-label-width="0.635cm"/>
        <style:text-properties style:font-name="StarSymbol1"/>
      </text:list-level-style-bullet>
      <text:list-level-style-bullet text:level="7" text:style-name="WW8Num14z0" style:num-suffix="." text:bullet-char="●">
        <style:list-level-properties text:space-before="4.445cm" text:min-label-width="0.635cm"/>
        <style:text-properties style:font-name="StarSymbol1"/>
      </text:list-level-style-bullet>
      <text:list-level-style-bullet text:level="8" text:style-name="WW8Num14z1" style:num-suffix="." text:bullet-char="">
        <style:list-level-properties text:space-before="5.08cm" text:min-label-width="0.635cm"/>
        <style:text-properties style:font-name="Wingdings 2"/>
      </text:list-level-style-bullet>
      <text:list-level-style-bullet text:level="9" text:style-name="WW8Num14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StarSymbol1"/>
      </text:list-level-style-bullet>
      <text:list-level-style-bullet text:level="2" text:style-name="WW8Num15z1" style:num-suffix="." text:bullet-char="">
        <style:list-level-properties text:space-before="1.27cm" text:min-label-width="0.635cm"/>
        <style:text-properties style:font-name="Wingdings 2"/>
      </text:list-level-style-bullet>
      <text:list-level-style-bullet text:level="3" text:style-name="WW8Num15z0" style:num-suffix="." text:bullet-char="■">
        <style:list-level-properties text:space-before="1.905cm" text:min-label-width="0.635cm"/>
        <style:text-properties style:font-name="StarSymbol1"/>
      </text:list-level-style-bullet>
      <text:list-level-style-bullet text:level="4" text:style-name="WW8Num15z0" style:num-suffix="." text:bullet-char="●">
        <style:list-level-properties text:space-before="2.54cm" text:min-label-width="0.635cm"/>
        <style:text-properties style:font-name="StarSymbol1"/>
      </text:list-level-style-bullet>
      <text:list-level-style-bullet text:level="5" text:style-name="WW8Num15z1" style:num-suffix="." text:bullet-char="">
        <style:list-level-properties text:space-before="3.175cm" text:min-label-width="0.635cm"/>
        <style:text-properties style:font-name="Wingdings 2"/>
      </text:list-level-style-bullet>
      <text:list-level-style-bullet text:level="6" text:style-name="WW8Num15z0" style:num-suffix="." text:bullet-char="■">
        <style:list-level-properties text:space-before="3.81cm" text:min-label-width="0.635cm"/>
        <style:text-properties style:font-name="StarSymbol1"/>
      </text:list-level-style-bullet>
      <text:list-level-style-bullet text:level="7" text:style-name="WW8Num15z0" style:num-suffix="." text:bullet-char="●">
        <style:list-level-properties text:space-before="4.445cm" text:min-label-width="0.635cm"/>
        <style:text-properties style:font-name="StarSymbol1"/>
      </text:list-level-style-bullet>
      <text:list-level-style-bullet text:level="8" text:style-name="WW8Num15z1" style:num-suffix="." text:bullet-char="">
        <style:list-level-properties text:space-before="5.08cm" text:min-label-width="0.635cm"/>
        <style:text-properties style:font-name="Wingdings 2"/>
      </text:list-level-style-bullet>
      <text:list-level-style-bullet text:level="9" text:style-name="WW8Num15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tarSymbol1"/>
      </text:list-level-style-bullet>
      <text:list-level-style-bullet text:level="2" text:style-name="WW8Num16z1" style:num-suffix="." text:bullet-char="">
        <style:list-level-properties text:space-before="1.27cm" text:min-label-width="0.635cm"/>
        <style:text-properties style:font-name="Wingdings 2"/>
      </text:list-level-style-bullet>
      <text:list-level-style-bullet text:level="3" text:style-name="WW8Num16z0" style:num-suffix="." text:bullet-char="■">
        <style:list-level-properties text:space-before="1.905cm" text:min-label-width="0.635cm"/>
        <style:text-properties style:font-name="StarSymbol1"/>
      </text:list-level-style-bullet>
      <text:list-level-style-bullet text:level="4" text:style-name="WW8Num16z0" style:num-suffix="." text:bullet-char="●">
        <style:list-level-properties text:space-before="2.54cm" text:min-label-width="0.635cm"/>
        <style:text-properties style:font-name="StarSymbol1"/>
      </text:list-level-style-bullet>
      <text:list-level-style-bullet text:level="5" text:style-name="WW8Num16z1" style:num-suffix="." text:bullet-char="">
        <style:list-level-properties text:space-before="3.175cm" text:min-label-width="0.635cm"/>
        <style:text-properties style:font-name="Wingdings 2"/>
      </text:list-level-style-bullet>
      <text:list-level-style-bullet text:level="6" text:style-name="WW8Num16z0" style:num-suffix="." text:bullet-char="■">
        <style:list-level-properties text:space-before="3.81cm" text:min-label-width="0.635cm"/>
        <style:text-properties style:font-name="StarSymbol1"/>
      </text:list-level-style-bullet>
      <text:list-level-style-bullet text:level="7" text:style-name="WW8Num16z0" style:num-suffix="." text:bullet-char="●">
        <style:list-level-properties text:space-before="4.445cm" text:min-label-width="0.635cm"/>
        <style:text-properties style:font-name="StarSymbol1"/>
      </text:list-level-style-bullet>
      <text:list-level-style-bullet text:level="8" text:style-name="WW8Num16z1" style:num-suffix="." text:bullet-char="">
        <style:list-level-properties text:space-before="5.08cm" text:min-label-width="0.635cm"/>
        <style:text-properties style:font-name="Wingdings 2"/>
      </text:list-level-style-bullet>
      <text:list-level-style-bullet text:level="9" text:style-name="WW8Num16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tarSymbol1"/>
      </text:list-level-style-bullet>
      <text:list-level-style-bullet text:level="2" text:style-name="WW8Num17z1" style:num-suffix="." text:bullet-char="">
        <style:list-level-properties text:space-before="1.27cm" text:min-label-width="0.635cm"/>
        <style:text-properties style:font-name="Wingdings 2"/>
      </text:list-level-style-bullet>
      <text:list-level-style-bullet text:level="3" text:style-name="WW8Num17z0" style:num-suffix="." text:bullet-char="■">
        <style:list-level-properties text:space-before="1.905cm" text:min-label-width="0.635cm"/>
        <style:text-properties style:font-name="StarSymbol1"/>
      </text:list-level-style-bullet>
      <text:list-level-style-bullet text:level="4" text:style-name="WW8Num17z0" style:num-suffix="." text:bullet-char="●">
        <style:list-level-properties text:space-before="2.54cm" text:min-label-width="0.635cm"/>
        <style:text-properties style:font-name="StarSymbol1"/>
      </text:list-level-style-bullet>
      <text:list-level-style-bullet text:level="5" text:style-name="WW8Num17z1" style:num-suffix="." text:bullet-char="">
        <style:list-level-properties text:space-before="3.175cm" text:min-label-width="0.635cm"/>
        <style:text-properties style:font-name="Wingdings 2"/>
      </text:list-level-style-bullet>
      <text:list-level-style-bullet text:level="6" text:style-name="WW8Num17z0" style:num-suffix="." text:bullet-char="■">
        <style:list-level-properties text:space-before="3.81cm" text:min-label-width="0.635cm"/>
        <style:text-properties style:font-name="StarSymbol1"/>
      </text:list-level-style-bullet>
      <text:list-level-style-bullet text:level="7" text:style-name="WW8Num17z0" style:num-suffix="." text:bullet-char="●">
        <style:list-level-properties text:space-before="4.445cm" text:min-label-width="0.635cm"/>
        <style:text-properties style:font-name="StarSymbol1"/>
      </text:list-level-style-bullet>
      <text:list-level-style-bullet text:level="8" text:style-name="WW8Num17z1" style:num-suffix="." text:bullet-char="">
        <style:list-level-properties text:space-before="5.08cm" text:min-label-width="0.635cm"/>
        <style:text-properties style:font-name="Wingdings 2"/>
      </text:list-level-style-bullet>
      <text:list-level-style-bullet text:level="9" text:style-name="WW8Num17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8" style:family="table">
      <style:table-properties style:width="17.03cm" table:align="left" style:writing-mode="lr-tb"/>
    </style:style>
    <style:style style:name="Tableau38.A" style:family="table-column">
      <style:table-column-properties style:column-width="5.479cm"/>
    </style:style>
    <style:style style:name="Tableau38.B" style:family="table-column">
      <style:table-column-properties style:column-width="5.853cm"/>
    </style:style>
    <style:style style:name="Tableau38.C" style:family="table-column">
      <style:table-column-properties style:column-width="5.699cm"/>
    </style:style>
    <style:style style:name="Tableau38.1" style:family="table-row">
      <style:table-row-properties style:min-row-height="2.145cm" style:keep-together="true" fo:keep-together="auto"/>
    </style:style>
    <style:style style:name="Tableau38.A1" style:family="table-cell">
      <style:table-cell-properties style:vertical-align="top" fo:padding="0.097cm" fo:border-left="0.002cm solid #000000" fo:border-right="none" fo:border-top="0.002cm solid #000000" fo:border-bottom="0.002cm solid #000000"/>
    </style:style>
    <style:style style:name="Tableau38.B1" style:family="table-cell">
      <style:table-cell-properties style:vertical-align="middle" fo:padding="0.097cm" fo:border-left="0.002cm solid #000000" fo:border-right="none" fo:border-top="0.002cm solid #000000" fo:border-bottom="0.002cm solid #000000"/>
    </style:style>
    <style:style style:name="Tableau38.C1" style:family="table-cell">
      <style:table-cell-properties style:vertical-align="top" fo:padding="0.097cm" fo:border="0.002cm solid #000000"/>
    </style:style>
    <style:style style:name="MP1" style:family="paragraph" style:parent-style-name="Table_20_Contents">
      <style:paragraph-properties style:snap-to-layout-grid="false"/>
      <style:text-properties style:use-window-font-color="true" fo:font-size="12pt" fo:language="fr" fo:country="FR" style:font-name-asian="Andale Sans UI1" style:font-size-asian="12pt" style:language-asian="fr" style:country-asian="FR" style:font-name-complex="Lucidasans" style:font-size-complex="12pt" style:language-complex="fr" style:country-complex="FR"/>
    </style:style>
    <style:style style:name="MP2" style:family="paragraph" style:parent-style-name="Table_20_Contents">
      <style:paragraph-properties fo:text-align="center" style:justify-single-word="false" style:snap-to-layout-gri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MP3" style:family="paragraph" style:parent-style-name="Table_20_Contents">
      <style:paragraph-properties fo:text-align="end" style:justify-single-word="false" style:snap-to-layout-gri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MP4" style:family="paragraph" style:parent-style-name="Table_20_Contents">
      <style:paragraph-properties fo:text-align="end" style:justify-single-wor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MP5" style:family="paragraph" style:parent-style-name="Table_20_Contents">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3.66cm" fo:margin-left="0cm" fo:margin-right="0cm" fo:margin-bottom="3.561cm" style:dynamic-spacing="true"/>
      </style:header-style>
      <style:footer-style>
        <style:header-footer-properties fo:min-height="1cm" fo:margin-left="0cm" fo:margin-right="0cm" fo:margin-top="0.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au38" table:style-name="Tableau38">
          <table:table-column table:style-name="Tableau38.A"/>
          <table:table-column table:style-name="Tableau38.B"/>
          <table:table-column table:style-name="Tableau38.C"/>
          <table:table-header-rows>
            <table:table-row table:style-name="Tableau38.1">
              <table:table-cell table:style-name="Tableau38.A1" office:value-type="string">
                <text:p text:style-name="MP1"/>
              </table:table-cell>
              <table:table-cell table:style-name="Tableau38.B1" office:value-type="string">
                <text:p text:style-name="MP2">Linkage dynamique sous Linux</text:p>
              </table:table-cell>
              <table:table-cell table:style-name="Tableau38.C1" office:value-type="string">
                <text:p text:style-name="MP3">Version: 1.0</text:p>
                <text:p text:style-name="MP4"/>
                <text:p text:style-name="MP4">Auteur: Frédéric Ferrandis</text:p>
                <text:p text:style-name="MP5"/>
              </table:table-cell>
            </table:table-row>
          </table:table-header-rows>
        </table:table>
        <text:p text:style-name="Standard"><text:s/></text:p>
      </style:header>
      <style:footer>
        <text:p text:style-name="Footer"><text:page-number text:select-page="current">21</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6-08-17T15:59:00</meta:creation-date>
    <dc:date>2010-07-06T20:15:14</dc:date>
    <meta:printed-by>Pierre Ficheux</meta:printed-by>
    <meta:print-date>2007-09-13T10:49:05</meta:print-date>
    <meta:editing-cycles>1560</meta:editing-cycles>
    <meta:editing-duration>PT158H47M16S</meta:editing-duration>
    <dc:creator>root </dc:creator>
    <meta:document-statistic meta:table-count="2" meta:image-count="0" meta:object-count="0" meta:page-count="21" meta:paragraph-count="510" meta:word-count="4544" meta:character-count="34095"/>
    <meta:user-defined meta:name="Info 1"/>
    <meta:user-defined meta:name="Info 2"/>
    <meta:user-defined meta:name="Info 3"/>
    <meta:user-defined meta:name="Info 4"/>
  </office:meta>
</office:document-meta>
</file>